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, Arial, Helvetica, sans-serif"/>
    <style:font-face style:name="DejaVu Sans Mono" svg:font-family="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ar block-font-family" svg:font-family="'var block-font-family'"/>
    <style:font-face style:name="var code-font-family" svg:font-family="'var code-font-family'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s" fo:country="ES"/>
    </style:style>
    <style:style style:name="P2" style:family="paragraph" style:parent-style-name="Title">
      <style:text-properties fo:language="es" fo:country="ES"/>
    </style:style>
    <style:style style:name="P3" style:family="paragraph" style:parent-style-name="Title">
      <style:text-properties fo:language="es" fo:country="ES" officeooo:rsid="0071929a" officeooo:paragraph-rsid="0071929a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fo:language="es" fo:country="ES" officeooo:rsid="001d4e81" officeooo:paragraph-rsid="001d4e81"/>
    </style:style>
    <style:style style:name="P6" style:family="paragraph" style:parent-style-name="Text_20_body">
      <style:text-properties officeooo:rsid="00d30fe1" officeooo:paragraph-rsid="00d30fe1"/>
    </style:style>
    <style:style style:name="P7" style:family="paragraph" style:parent-style-name="Text_20_body">
      <style:text-properties officeooo:rsid="00d30fe1" officeooo:paragraph-rsid="01033a0d"/>
    </style:style>
    <style:style style:name="P8" style:family="paragraph" style:parent-style-name="Text_20_body">
      <style:text-properties officeooo:rsid="00d30fe1" officeooo:paragraph-rsid="01069c01"/>
    </style:style>
    <style:style style:name="P9" style:family="paragraph" style:parent-style-name="Text_20_body">
      <style:text-properties officeooo:rsid="00ce0ad0" officeooo:paragraph-rsid="00ce0ad0"/>
    </style:style>
    <style:style style:name="P10" style:family="paragraph" style:parent-style-name="Destacado_20_no_20_sumario">
      <style:text-properties officeooo:paragraph-rsid="01051dfe"/>
    </style:style>
    <style:style style:name="P11" style:family="paragraph" style:parent-style-name="Text_20_body">
      <style:text-properties officeooo:rsid="00f75f4c" officeooo:paragraph-rsid="00f75f4c"/>
    </style:style>
    <style:style style:name="P12" style:family="paragraph" style:parent-style-name="Text_20_body">
      <style:text-properties officeooo:rsid="00f75f4c" officeooo:paragraph-rsid="01033a0d"/>
    </style:style>
    <style:style style:name="P13" style:family="paragraph" style:parent-style-name="Text_20_body">
      <style:text-properties style:text-underline-style="none"/>
    </style:style>
    <style:style style:name="P14" style:family="paragraph" style:parent-style-name="Text_20_body">
      <style:text-properties fo:font-style="normal" officeooo:rsid="00d9eb36" officeooo:paragraph-rsid="00d7ee12" style:font-style-asian="normal" style:font-style-complex="normal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Heading_20_1">
      <style:paragraph-properties fo:break-before="page"/>
      <style:text-properties fo:language="es" fo:country="ES"/>
    </style:style>
    <style:style style:name="P21" style:family="paragraph" style:parent-style-name="Heading_20_2">
      <style:text-properties officeooo:rsid="00d30fe1" officeooo:paragraph-rsid="00d30fe1"/>
    </style:style>
    <style:style style:name="P22" style:family="paragraph" style:parent-style-name="Heading_20_2">
      <style:text-properties officeooo:rsid="00d30fe1" officeooo:paragraph-rsid="01033a0d"/>
    </style:style>
    <style:style style:name="P23" style:family="paragraph" style:parent-style-name="Heading_20_2">
      <style:text-properties officeooo:rsid="00d30fe1" officeooo:paragraph-rsid="01069c01"/>
    </style:style>
    <style:style style:name="P24" style:family="paragraph" style:parent-style-name="Heading_20_2">
      <style:text-properties officeooo:rsid="00d30fe1" officeooo:paragraph-rsid="01163085"/>
    </style:style>
    <style:style style:name="P25" style:family="paragraph" style:parent-style-name="Heading_20_2">
      <style:paragraph-properties fo:break-before="page"/>
      <style:text-properties officeooo:rsid="00d30fe1" officeooo:paragraph-rsid="01163085"/>
    </style:style>
    <style:style style:name="P26" style:family="paragraph" style:parent-style-name="Heading_20_3">
      <style:text-properties officeooo:paragraph-rsid="01051dfe"/>
    </style:style>
    <style:style style:name="P27" style:family="paragraph" style:parent-style-name="Heading_20_3">
      <style:text-properties officeooo:rsid="01069c01" officeooo:paragraph-rsid="01069c01"/>
    </style:style>
    <style:style style:name="P28" style:family="paragraph" style:parent-style-name="Heading_20_3">
      <style:text-properties officeooo:paragraph-rsid="01163085"/>
    </style:style>
    <style:style style:name="P29" style:family="paragraph" style:parent-style-name="Heading_20_3">
      <style:paragraph-properties fo:break-before="page"/>
      <style:text-properties officeooo:paragraph-rsid="01163085"/>
    </style:style>
    <style:style style:name="P30" style:family="paragraph" style:parent-style-name="Heading_20_3">
      <style:text-properties officeooo:paragraph-rsid="0116a7c2"/>
    </style:style>
    <style:style style:name="P31" style:family="paragraph" style:parent-style-name="Heading_20_3">
      <style:text-properties officeooo:paragraph-rsid="01183e98"/>
    </style:style>
    <style:style style:name="P32" style:family="paragraph" style:parent-style-name="Heading_20_3">
      <style:text-properties officeooo:rsid="012325f4" officeooo:paragraph-rsid="01163085"/>
    </style:style>
    <style:style style:name="P33" style:family="paragraph" style:parent-style-name="Heading_20_3">
      <style:text-properties officeooo:paragraph-rsid="0125159b"/>
    </style:style>
    <style:style style:name="P34" style:family="paragraph" style:parent-style-name="Heading_20_3">
      <style:paragraph-properties fo:break-before="page"/>
    </style:style>
    <style:style style:name="P35" style:family="paragraph" style:parent-style-name="Heading_20_3">
      <style:text-properties officeooo:paragraph-rsid="0125e824"/>
    </style:style>
    <style:style style:name="P36" style:family="paragraph" style:parent-style-name="Heading_20_4">
      <style:text-properties officeooo:paragraph-rsid="011a432f"/>
    </style:style>
    <style:style style:name="P37" style:family="paragraph" style:parent-style-name="Text_20_body" style:list-style-name="L1">
      <style:text-properties fo:font-style="normal" officeooo:rsid="00ce0ad0" officeooo:paragraph-rsid="00d29876" style:font-style-asian="normal" style:font-style-complex="normal"/>
    </style:style>
    <style:style style:name="P38" style:family="paragraph" style:parent-style-name="Text_20_body" style:list-style-name="L1">
      <style:text-properties fo:font-style="normal" officeooo:rsid="00ce0ad0" officeooo:paragraph-rsid="01244b3b" style:font-style-asian="normal" style:font-style-complex="normal"/>
    </style:style>
    <style:style style:name="P39" style:family="paragraph" style:parent-style-name="Text_20_body" style:list-style-name="L2">
      <style:text-properties fo:font-style="normal" officeooo:rsid="00f6741f" officeooo:paragraph-rsid="01033a0d" style:font-style-asian="normal" style:font-style-complex="normal"/>
    </style:style>
    <style:style style:name="P40" style:family="paragraph" style:parent-style-name="Text_20_body" style:list-style-name="L2">
      <style:text-properties officeooo:rsid="00f75f4c" officeooo:paragraph-rsid="00f75f4c"/>
    </style:style>
    <style:style style:name="P41" style:family="paragraph" style:parent-style-name="Text_20_body" style:list-style-name="L2">
      <style:text-properties officeooo:rsid="00f88668" officeooo:paragraph-rsid="00f88668"/>
    </style:style>
    <style:style style:name="P42" style:family="paragraph" style:parent-style-name="Text_20_body" style:list-style-name="L3">
      <style:text-properties officeooo:paragraph-rsid="00f9da6b"/>
    </style:style>
    <style:style style:name="P43" style:family="paragraph" style:parent-style-name="Text_20_body" style:list-style-name="L4">
      <style:text-properties officeooo:paragraph-rsid="00d7ee12"/>
    </style:style>
    <style:style style:name="P44" style:family="paragraph" style:parent-style-name="Text_20_body" style:list-style-name="L4">
      <style:text-properties officeooo:paragraph-rsid="010180e8"/>
    </style:style>
    <style:style style:name="P45" style:family="paragraph" style:parent-style-name="Text_20_body" style:list-style-name="L4">
      <style:text-properties officeooo:rsid="00d29876" officeooo:paragraph-rsid="00d7ee12"/>
    </style:style>
    <style:style style:name="P46" style:family="paragraph" style:parent-style-name="Text_20_body" style:list-style-name="L4">
      <style:text-properties officeooo:rsid="00d29876" officeooo:paragraph-rsid="01051dfe"/>
    </style:style>
    <style:style style:name="P47" style:family="paragraph" style:parent-style-name="Text_20_body" style:list-style-name="L2">
      <style:text-properties officeooo:rsid="01033a0d" officeooo:paragraph-rsid="01033a0d"/>
    </style:style>
    <style:style style:name="P48" style:family="paragraph" style:parent-style-name="Text_20_body" style:list-style-name="L5"/>
    <style:style style:name="P49" style:family="paragraph" style:parent-style-name="Text_20_body" style:list-style-name="L6"/>
    <style:style style:name="P50" style:family="paragraph" style:parent-style-name="Text_20_body" style:list-style-name="L6">
      <style:text-properties officeooo:paragraph-rsid="01051dfe"/>
    </style:style>
    <style:style style:name="P51" style:family="paragraph" style:parent-style-name="Text_20_body" style:list-style-name="L6">
      <style:text-properties officeooo:paragraph-rsid="010ecee0"/>
    </style:style>
    <style:style style:name="P52" style:family="paragraph" style:parent-style-name="Text_20_body" style:list-style-name="L7">
      <style:text-properties officeooo:paragraph-rsid="01069c01"/>
    </style:style>
    <style:style style:name="P53" style:family="paragraph" style:parent-style-name="Text_20_body" style:list-style-name="L8">
      <style:text-properties officeooo:paragraph-rsid="0110f717"/>
    </style:style>
    <style:style style:name="P54" style:family="paragraph" style:parent-style-name="Text_20_body" style:list-style-name="L9"/>
    <style:style style:name="P55" style:family="paragraph" style:parent-style-name="Text_20_body" style:list-style-name="L9">
      <style:text-properties officeooo:paragraph-rsid="01128a35"/>
    </style:style>
    <style:style style:name="P56" style:family="paragraph" style:parent-style-name="Text_20_body" style:list-style-name="L9">
      <style:text-properties officeooo:paragraph-rsid="0113fdb0"/>
    </style:style>
    <style:style style:name="P57" style:family="paragraph" style:parent-style-name="Text_20_body" style:list-style-name="L10"/>
    <style:style style:name="P58" style:family="paragraph" style:parent-style-name="Text_20_body" style:list-style-name="L10">
      <style:text-properties officeooo:paragraph-rsid="01183f84"/>
    </style:style>
    <style:style style:name="P59" style:family="paragraph" style:parent-style-name="Text_20_body" style:list-style-name="L10">
      <style:text-properties officeooo:paragraph-rsid="011a432f"/>
    </style:style>
    <style:style style:name="P60" style:family="paragraph" style:parent-style-name="Text_20_body" style:list-style-name="L10">
      <style:text-properties officeooo:paragraph-rsid="01281091"/>
    </style:style>
    <style:style style:name="P61" style:family="paragraph" style:parent-style-name="Text_20_body" style:list-style-name="L11"/>
    <style:style style:name="P62" style:family="paragraph" style:parent-style-name="Text_20_body" style:list-style-name="L12"/>
    <style:style style:name="P63" style:family="paragraph" style:parent-style-name="Text_20_body">
      <style:text-properties officeooo:paragraph-rsid="01163085"/>
    </style:style>
    <style:style style:name="P64" style:family="paragraph" style:parent-style-name="Text_20_body">
      <style:text-properties officeooo:rsid="00d30fe1" officeooo:paragraph-rsid="01163085"/>
    </style:style>
    <style:style style:name="P65" style:family="paragraph" style:parent-style-name="Text_20_body">
      <style:text-properties officeooo:paragraph-rsid="0116a7c2"/>
    </style:style>
    <style:style style:name="P66" style:family="paragraph" style:parent-style-name="Text_20_body">
      <style:text-properties officeooo:rsid="0119c88a" officeooo:paragraph-rsid="0119c88a"/>
    </style:style>
    <style:style style:name="P67" style:family="paragraph" style:parent-style-name="Text_20_body" style:list-style-name="L13">
      <style:text-properties officeooo:paragraph-rsid="011a432f"/>
    </style:style>
    <style:style style:name="P68" style:family="paragraph" style:parent-style-name="Text_20_body" style:list-style-name="L14"/>
    <style:style style:name="P69" style:family="paragraph" style:parent-style-name="Text_20_body">
      <style:text-properties officeooo:rsid="011b360b" officeooo:paragraph-rsid="011c98ea"/>
    </style:style>
    <style:style style:name="P70" style:family="paragraph" style:parent-style-name="Text_20_body">
      <style:text-properties fo:font-size="10pt" officeooo:rsid="011b360b" officeooo:paragraph-rsid="011c98ea" style:font-size-asian="10pt" style:font-size-complex="10pt"/>
    </style:style>
    <style:style style:name="P71" style:family="paragraph" style:parent-style-name="Text_20_body" style:list-style-name="L15"/>
    <style:style style:name="P72" style:family="paragraph" style:parent-style-name="Text_20_body" style:list-style-name="L16">
      <style:text-properties fo:font-weight="bold" style:font-weight-asian="bold" style:font-weight-complex="bold"/>
    </style:style>
    <style:style style:name="P73" style:family="paragraph" style:parent-style-name="Text_20_body" style:list-style-name="L17"/>
    <style:style style:name="P74" style:family="paragraph" style:parent-style-name="Text_20_body" style:list-style-name="L17">
      <style:text-properties officeooo:paragraph-rsid="011dd0a4"/>
    </style:style>
    <style:style style:name="P75" style:family="paragraph" style:parent-style-name="Text_20_body">
      <style:text-properties officeooo:rsid="01216a26" officeooo:paragraph-rsid="0125159b"/>
    </style:style>
    <style:style style:name="P76" style:family="paragraph" style:parent-style-name="Text_20_body">
      <style:text-properties officeooo:rsid="012325f4" officeooo:paragraph-rsid="0125159b"/>
    </style:style>
    <style:style style:name="P77" style:family="paragraph" style:parent-style-name="Text_20_body" style:list-style-name="L18">
      <style:text-properties officeooo:paragraph-rsid="0125159b"/>
    </style:style>
    <style:style style:name="P78" style:family="paragraph" style:parent-style-name="Text_20_body">
      <style:text-properties officeooo:paragraph-rsid="0125159b"/>
    </style:style>
    <style:style style:name="P79" style:family="paragraph" style:parent-style-name="Text_20_body" style:list-style-name="L1">
      <style:text-properties fo:font-size="11pt" fo:font-style="normal" officeooo:rsid="00ce0ad0" officeooo:paragraph-rsid="0125a804" style:font-size-asian="11pt" style:font-style-asian="normal" style:font-size-complex="11pt" style:font-style-complex="normal"/>
    </style:style>
    <style:style style:name="P80" style:family="paragraph" style:parent-style-name="Text_20_body">
      <style:text-properties officeooo:paragraph-rsid="0125e824"/>
    </style:style>
    <style:style style:name="P81" style:family="paragraph" style:parent-style-name="Text_20_body">
      <style:text-properties officeooo:rsid="012758a4" officeooo:paragraph-rsid="012758a4"/>
    </style:style>
    <style:style style:name="P82" style:family="paragraph" style:parent-style-name="Text_20_body">
      <style:text-properties officeooo:rsid="01281091" officeooo:paragraph-rsid="01281091"/>
    </style:style>
    <style:style style:name="P83" style:family="paragraph" style:parent-style-name="Text_20_body" style:list-style-name="L19"/>
    <style:style style:name="P84" style:family="paragraph" style:parent-style-name="Text_20_body" style:list-style-name="L20"/>
    <style:style style:name="P85" style:family="paragraph" style:parent-style-name="Text_20_body" style:list-style-name="L20">
      <style:text-properties officeooo:paragraph-rsid="01281091"/>
    </style:style>
    <style:style style:name="P86" style:family="paragraph" style:parent-style-name="Text_20_body" style:list-style-name="L21">
      <style:text-properties officeooo:paragraph-rsid="01281091"/>
    </style:style>
    <style:style style:name="P87" style:family="paragraph" style:parent-style-name="Text_20_body" style:list-style-name="L22">
      <style:text-properties officeooo:paragraph-rsid="01281091"/>
    </style:style>
    <style:style style:name="T1" style:family="text">
      <style:text-properties officeooo:rsid="0030dd01"/>
    </style:style>
    <style:style style:name="T2" style:family="text">
      <style:text-properties officeooo:rsid="00bc080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1929a" style:font-weight-asian="bold" style:font-weight-complex="bold"/>
    </style:style>
    <style:style style:name="T5" style:family="text">
      <style:text-properties fo:font-weight="bold" officeooo:rsid="00f9da6b" style:font-weight-asian="bold" style:font-weight-complex="bold"/>
    </style:style>
    <style:style style:name="T6" style:family="text">
      <style:text-properties officeooo:rsid="0071929a"/>
    </style:style>
    <style:style style:name="T7" style:family="text">
      <style:text-properties officeooo:rsid="00738963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d97b8e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fbf0a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d9eb36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100d4fd" style:font-style-asian="normal" style:font-weight-asian="bold" style:font-style-complex="normal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d97b8e" style:font-style-asian="normal" style:font-style-complex="normal"/>
    </style:style>
    <style:style style:name="T15" style:family="text">
      <style:text-properties fo:font-style="normal" officeooo:rsid="00d9eb36" style:font-style-asian="normal" style:font-style-complex="normal"/>
    </style:style>
    <style:style style:name="T16" style:family="text">
      <style:text-properties fo:font-style="normal" officeooo:rsid="00fbf0ad" style:font-style-asian="normal" style:font-style-complex="normal"/>
    </style:style>
    <style:style style:name="T17" style:family="text">
      <style:text-properties fo:font-style="normal" officeooo:rsid="00fdb0dc" style:font-style-asian="normal" style:font-style-complex="normal"/>
    </style:style>
    <style:style style:name="T18" style:family="text">
      <style:text-properties fo:font-style="normal" officeooo:rsid="00ff1030" style:font-style-asian="normal" style:font-style-complex="normal"/>
    </style:style>
    <style:style style:name="T19" style:family="text">
      <style:text-properties fo:font-style="normal" officeooo:rsid="00ff3e6a" style:font-style-asian="normal" style:font-style-complex="normal"/>
    </style:style>
    <style:style style:name="T20" style:family="text">
      <style:text-properties fo:font-style="normal" officeooo:rsid="0100d4fd" style:font-style-asian="normal" style:font-style-complex="normal"/>
    </style:style>
    <style:style style:name="T21" style:family="text">
      <style:text-properties fo:font-style="normal" officeooo:rsid="010180e8" style:font-style-asian="normal" style:font-style-complex="normal"/>
    </style:style>
    <style:style style:name="T22" style:family="text">
      <style:text-properties fo:font-style="normal" officeooo:rsid="0101c17a" style:font-style-asian="normal" style:font-style-complex="normal"/>
    </style:style>
    <style:style style:name="T23" style:family="text">
      <style:text-properties fo:font-style="normal" officeooo:rsid="00f6741f" style:font-style-asian="normal" style:font-style-complex="normal"/>
    </style:style>
    <style:style style:name="T24" style:family="text">
      <style:text-properties fo:font-style="normal" officeooo:rsid="01033a0d" style:font-style-asian="normal" style:font-style-complex="normal"/>
    </style:style>
    <style:style style:name="T25" style:family="text">
      <style:text-properties fo:font-style="normal" officeooo:rsid="01051dfe" style:font-style-asian="normal" style:font-style-complex="normal"/>
    </style:style>
    <style:style style:name="T26" style:family="text">
      <style:text-properties fo:font-style="normal" officeooo:rsid="01069c01" style:font-style-asian="normal" style:font-style-complex="normal"/>
    </style:style>
    <style:style style:name="T27" style:family="text">
      <style:text-properties fo:font-style="normal" officeooo:rsid="01078c2f" style:font-style-asian="normal" style:font-style-complex="normal"/>
    </style:style>
    <style:style style:name="T28" style:family="text">
      <style:text-properties fo:font-style="normal" officeooo:rsid="010c43f9" style:font-style-asian="normal" style:font-style-complex="normal"/>
    </style:style>
    <style:style style:name="T29" style:family="text">
      <style:text-properties fo:font-style="normal" officeooo:rsid="01163085" style:font-style-asian="normal" style:font-style-complex="normal"/>
    </style:style>
    <style:style style:name="T30" style:family="text">
      <style:text-properties fo:font-style="normal" officeooo:rsid="011c98ea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fdb0dc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ff1030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ff3e6a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100d4fd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d9eb36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10180e8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101c17a" style:font-style-asian="normal" style:font-weight-asian="normal" style:font-style-complex="normal" style:font-weight-complex="normal"/>
    </style:style>
    <style:style style:name="T39" style:family="text">
      <style:text-properties officeooo:rsid="00cb482e"/>
    </style:style>
    <style:style style:name="T40" style:family="text">
      <style:text-properties officeooo:rsid="00ce0ad0"/>
    </style:style>
    <style:style style:name="T41" style:family="text">
      <style:text-properties fo:language="es" fo:country="ES"/>
    </style:style>
    <style:style style:name="T42" style:family="text">
      <style:text-properties fo:language="es" fo:country="ES" officeooo:rsid="00ce0ad0"/>
    </style:style>
    <style:style style:name="T43" style:family="text">
      <style:text-properties fo:language="es" fo:country="ES"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fbf0ad" style:font-style-asian="italic" style:font-style-complex="italic"/>
    </style:style>
    <style:style style:name="T46" style:family="text">
      <style:text-properties fo:font-style="italic" officeooo:rsid="00d9eb36" style:font-style-asian="italic" style:font-style-complex="italic"/>
    </style:style>
    <style:style style:name="T47" style:family="text">
      <style:text-properties fo:font-style="italic" officeooo:rsid="01051dfe" style:font-style-asian="italic" style:font-style-complex="italic"/>
    </style:style>
    <style:style style:name="T48" style:family="text">
      <style:text-properties fo:font-style="italic" officeooo:rsid="01078c2f" style:font-style-asian="italic" style:font-style-complex="italic"/>
    </style:style>
    <style:style style:name="T4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style:text-underline-style="none"/>
    </style:style>
    <style:style style:name="T51" style:family="text">
      <style:text-properties style:text-underline-style="none" officeooo:rsid="00f9daac"/>
    </style:style>
    <style:style style:name="T52" style:family="text">
      <style:text-properties style:text-underline-style="none" officeooo:rsid="0125a804"/>
    </style:style>
    <style:style style:name="T53" style:family="text">
      <style:text-properties officeooo:rsid="00f56cb3"/>
    </style:style>
    <style:style style:name="T54" style:family="text">
      <style:text-properties officeooo:rsid="00f6741f"/>
    </style:style>
    <style:style style:name="T55" style:family="text">
      <style:text-properties officeooo:rsid="00f75f4c"/>
    </style:style>
    <style:style style:name="T56" style:family="text">
      <style:text-properties officeooo:rsid="00f88668"/>
    </style:style>
    <style:style style:name="T57" style:family="text">
      <style:text-properties officeooo:rsid="00f9da6b"/>
    </style:style>
    <style:style style:name="T58" style:family="text">
      <style:text-properties officeooo:rsid="00f9daac"/>
    </style:style>
    <style:style style:name="T59" style:family="text">
      <style:text-properties officeooo:rsid="00fbf0ad"/>
    </style:style>
    <style:style style:name="T60" style:family="text">
      <style:text-properties officeooo:rsid="0100d4fd"/>
    </style:style>
    <style:style style:name="T61" style:family="text">
      <style:text-properties officeooo:rsid="01033a0d"/>
    </style:style>
    <style:style style:name="T62" style:family="text">
      <style:text-properties officeooo:rsid="01051dfe"/>
    </style:style>
    <style:style style:name="T63" style:family="text">
      <style:text-properties officeooo:rsid="01069c01"/>
    </style:style>
    <style:style style:name="T64" style:family="text">
      <style:text-properties officeooo:rsid="01078c2f"/>
    </style:style>
    <style:style style:name="T65" style:family="text">
      <style:text-properties officeooo:rsid="010a8aab"/>
    </style:style>
    <style:style style:name="T66" style:family="text">
      <style:text-properties officeooo:rsid="010c43f9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10c43f9" style:font-weight-asian="normal" style:font-weight-complex="normal"/>
    </style:style>
    <style:style style:name="T69" style:family="text">
      <style:text-properties fo:font-weight="normal" officeooo:rsid="010dd391" style:font-weight-asian="normal" style:font-weight-complex="normal"/>
    </style:style>
    <style:style style:name="T70" style:family="text">
      <style:text-properties fo:font-weight="normal" officeooo:rsid="010ecee0" style:font-weight-asian="normal" style:font-weight-complex="normal"/>
    </style:style>
    <style:style style:name="T71" style:family="text">
      <style:text-properties fo:font-weight="normal" officeooo:rsid="011a432f" style:font-weight-asian="normal" style:font-weight-complex="normal"/>
    </style:style>
    <style:style style:name="T72" style:family="text">
      <style:text-properties fo:font-weight="normal" officeooo:rsid="011a6d07" style:font-weight-asian="normal" style:font-weight-complex="normal"/>
    </style:style>
    <style:style style:name="T73" style:family="text">
      <style:text-properties fo:font-weight="normal" officeooo:rsid="011c98ea" style:font-weight-asian="normal" style:font-weight-complex="normal"/>
    </style:style>
    <style:style style:name="T74" style:family="text">
      <style:text-properties fo:font-weight="normal" officeooo:rsid="011dd0a4" style:font-weight-asian="normal" style:font-weight-complex="normal"/>
    </style:style>
    <style:style style:name="T75" style:family="text">
      <style:text-properties officeooo:rsid="010d7cc5"/>
    </style:style>
    <style:style style:name="T76" style:family="text">
      <style:text-properties officeooo:rsid="010ecee0"/>
    </style:style>
    <style:style style:name="T77" style:family="text">
      <style:text-properties officeooo:rsid="010f80d0"/>
    </style:style>
    <style:style style:name="T78" style:family="text">
      <style:text-properties officeooo:rsid="0110f717"/>
    </style:style>
    <style:style style:name="T79" style:family="text">
      <style:text-properties officeooo:rsid="01128a35"/>
    </style:style>
    <style:style style:name="T80" style:family="text">
      <style:text-properties officeooo:rsid="01134388"/>
    </style:style>
    <style:style style:name="T81" style:family="text">
      <style:text-properties officeooo:rsid="0113fdb0"/>
    </style:style>
    <style:style style:name="T82" style:family="text">
      <style:text-properties officeooo:rsid="01140be7"/>
    </style:style>
    <style:style style:name="T83" style:family="text">
      <style:text-properties officeooo:rsid="01163085"/>
    </style:style>
    <style:style style:name="T84" style:family="text">
      <style:text-properties officeooo:rsid="01183f84"/>
    </style:style>
    <style:style style:name="T85" style:family="text">
      <style:text-properties officeooo:rsid="01185ea0"/>
    </style:style>
    <style:style style:name="T86" style:family="text">
      <style:text-properties officeooo:rsid="01195bd6"/>
    </style:style>
    <style:style style:name="T87" style:family="text">
      <style:text-properties officeooo:rsid="011a432f"/>
    </style:style>
    <style:style style:name="T88" style:family="text">
      <style:text-properties officeooo:rsid="011a6d07"/>
    </style:style>
    <style:style style:name="T89" style:family="text">
      <style:text-properties officeooo:rsid="011c98ea"/>
    </style:style>
    <style:style style:name="T90" style:family="text">
      <style:text-properties officeooo:rsid="012325f4"/>
    </style:style>
    <style:style style:name="T91" style:family="text">
      <style:text-properties officeooo:rsid="01234736"/>
    </style:style>
    <style:style style:name="T92" style:family="text">
      <style:text-properties officeooo:rsid="0125159b"/>
    </style:style>
    <style:style style:name="T93" style:family="text">
      <style:text-properties officeooo:rsid="0125a804"/>
    </style:style>
    <style:style style:name="T94" style:family="text">
      <style:text-properties officeooo:rsid="0125e824"/>
    </style:style>
    <style:style style:name="T95" style:family="text">
      <style:text-properties officeooo:rsid="0128109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<text:span text:style-name="T39">Red </text:span>Reto <text:span text:style-name="T53">2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4">Estudiante</text:span><text:span text:style-name="T3">:</text:span> Jose Javier Bailón Ortiz</text:p>
      <text:p text:style-name="P5"><text:span text:style-name="T4">Asignatura</text:span><text:span text:style-name="T3">:</text:span> Programación<text:span text:style-name="T6"> de servicios y procesos</text:span></text:p>
      <text:p text:style-name="P5"><text:span text:style-name="T4">Convocatoria</text:span><text:span text:style-name="T3">: </text:span>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9">Sumario</text:p>
          </text:index-title>
          <text:p text:style-name="P15"><text:a xlink:type="simple" xlink:href="#__RefHeading___Toc836_2601721642" text:style-name="Index_20_Link" text:visited-style-name="Index_20_Link">A – Estudiar clases<text:tab/>3</text:a></text:p>
          <text:p text:style-name="P16"><text:a xlink:type="simple" xlink:href="#__RefHeading___Toc774_2935577233" text:style-name="Index_20_Link" text:visited-style-name="Index_20_Link">A.1 Objetivo<text:tab/>3</text:a></text:p>
          <text:p text:style-name="P16"><text:a xlink:type="simple" xlink:href="#__RefHeading___Toc611_4230470922" text:style-name="Index_20_Link" text:visited-style-name="Index_20_Link">A.2 Socket<text:tab/>3</text:a></text:p>
          <text:p text:style-name="P17"><text:a xlink:type="simple" xlink:href="#__RefHeading___Toc1086_2782863212" text:style-name="Index_20_Link" text:visited-style-name="Index_20_Link">Constructores<text:tab/>3</text:a></text:p>
          <text:p text:style-name="P17"><text:a xlink:type="simple" xlink:href="#__RefHeading___Toc811_391211046" text:style-name="Index_20_Link" text:visited-style-name="Index_20_Link">Métodos estáticos<text:tab/>4</text:a></text:p>
          <text:p text:style-name="P17"><text:a xlink:type="simple" xlink:href="#__RefHeading___Toc813_391211046" text:style-name="Index_20_Link" text:visited-style-name="Index_20_Link"><text:span text:style-name="T13">M</text:span><text:span text:style-name="T13">étodos de instancia</text:span><text:tab/>4</text:a></text:p>
          <text:p text:style-name="P16"><text:a xlink:type="simple" xlink:href="#__RefHeading___Toc611_4230470922%20Copy%201" text:style-name="Index_20_Link" text:visited-style-name="Index_20_Link"><text:span text:style-name="T13">A.</text:span><text:span text:style-name="T13">3</text:span><text:span text:style-name="T13"> </text:span><text:span text:style-name="T13">Server</text:span><text:span text:style-name="T13">Socket</text:span><text:tab/>6</text:a></text:p>
          <text:p text:style-name="P17"><text:a xlink:type="simple" xlink:href="#__RefHeading___Toc1088_2782863212" text:style-name="Index_20_Link" text:visited-style-name="Index_20_Link">Constructores<text:tab/>6</text:a></text:p>
          <text:p text:style-name="P17"><text:a xlink:type="simple" xlink:href="#__RefHeading___Toc811_391211046%20Copy%201" text:style-name="Index_20_Link" text:visited-style-name="Index_20_Link">Métodos estáticos<text:tab/>7</text:a></text:p>
          <text:p text:style-name="P17"><text:a xlink:type="simple" xlink:href="#__RefHeading___Toc1090_2782863212" text:style-name="Index_20_Link" text:visited-style-name="Index_20_Link"><text:span text:style-name="T13">M</text:span><text:span text:style-name="T13">étodos de instancia</text:span><text:tab/>7</text:a></text:p>
          <text:p text:style-name="P16"><text:a xlink:type="simple" xlink:href="#__RefHeading___Toc611_4230470922%20Copy%201%20Copy%201" text:style-name="Index_20_Link" text:visited-style-name="Index_20_Link"><text:span text:style-name="T13">A.</text:span><text:span text:style-name="T13">4</text:span><text:span text:style-name="T13"> </text:span><text:span text:style-name="T13">InputStream</text:span><text:tab/>8</text:a></text:p>
          <text:p text:style-name="P17"><text:a xlink:type="simple" xlink:href="#__RefHeading___Toc1092_2782863212" text:style-name="Index_20_Link" text:visited-style-name="Index_20_Link">Constructor<text:tab/>8</text:a></text:p>
          <text:p text:style-name="P17"><text:a xlink:type="simple" xlink:href="#__RefHeading___Toc1094_2782863212" text:style-name="Index_20_Link" text:visited-style-name="Index_20_Link">Métodos estáticos<text:tab/>8</text:a></text:p>
          <text:p text:style-name="P17"><text:a xlink:type="simple" xlink:href="#__RefHeading___Toc1096_2782863212" text:style-name="Index_20_Link" text:visited-style-name="Index_20_Link">Métodos de instancia<text:tab/>8</text:a></text:p>
          <text:p text:style-name="P17"><text:a xlink:type="simple" xlink:href="#__RefHeading___Toc1098_2782863212" text:style-name="Index_20_Link" text:visited-style-name="Index_20_Link">A.4.1 BufferedInputStream<text:tab/>9</text:a></text:p>
          <text:p text:style-name="P18"><text:a xlink:type="simple" xlink:href="#__RefHeading___Toc1100_2782863212" text:style-name="Index_20_Link" text:visited-style-name="Index_20_Link">Atributos<text:tab/>9</text:a></text:p>
          <text:p text:style-name="P18"><text:a xlink:type="simple" xlink:href="#__RefHeading___Toc1102_2782863212" text:style-name="Index_20_Link" text:visited-style-name="Index_20_Link">Constructores<text:tab/>9</text:a></text:p>
          <text:p text:style-name="P18"><text:a xlink:type="simple" xlink:href="#__RefHeading___Toc1104_2782863212" text:style-name="Index_20_Link" text:visited-style-name="Index_20_Link">Métodos de instancia<text:tab/>9</text:a></text:p>
          <text:p text:style-name="P17"><text:a xlink:type="simple" xlink:href="#__RefHeading___Toc1106_2782863212" text:style-name="Index_20_Link" text:visited-style-name="Index_20_Link">A.4.2 BufferedInputStream<text:tab/>10</text:a></text:p>
        </text:index-body>
      </text:table-of-content>
      <text:p text:style-name="P5"/>
      <text:h text:style-name="P20" text:outline-level="1" text:is-list-header="true"><text:bookmark-start text:name="__RefHeading___Toc836_2601721642"/><text:span text:style-name="T7">A</text:span> – <text:span text:style-name="T40">Estudiar clases</text:span><text:bookmark-end text:name="__RefHeading___Toc836_2601721642"/></text:h>
      <text:h text:style-name="Heading_20_2" text:outline-level="2" text:is-list-header="true"><text:bookmark-start text:name="__RefHeading___Toc774_2935577233"/><text:span text:style-name="T42">A</text:span><text:span text:style-name="T41">.1 </text:span><text:span text:style-name="T42">Objetivo</text:span><text:bookmark-end text:name="__RefHeading___Toc774_2935577233"/></text:h>
      <text:p text:style-name="P9"><text:span text:style-name="T41">Estudio de ciertas clases del paquete </text:span><text:span text:style-name="T43">java.net :</text:span></text:p>
      <text:list text:style-name="L1">
        <text:list-item>
          <text:p text:style-name="P37"><text:s/>Socket</text:p>
        </text:list-item>
        <text:list-item>
          <text:p text:style-name="P37"><text:s/>ServerSocket</text:p>
        </text:list-item>
        <text:list-item>
          <text:p text:style-name="P38">InputStream y wrappers: FilterInputStream, BufferedInputStream, ByteArrayInputStream, DataInputStream, PushbackInputStream, <text:span text:style-name="T93">FileInputStream</text:span>.</text:p>
        </text:list-item>
        <text:list-item>
          <text:p text:style-name="P79">OutputStream y wrappers: <text:span text:style-name="T50">FilterOutputStream , </text:span>BufferedOutputStream, <text:s text:c="2"/>ByteArrayOutputStream, <text:s/><text:span text:style-name="T50">DataOutputStream, </text:span><text:span text:style-name="T52">FileOutputStream</text:span><text:span text:style-name="T50">.</text:span></text:p>
        </text:list-item>
      </text:list>
      <text:h text:style-name="P21" text:outline-level="2" text:is-list-header="true"><text:bookmark-start text:name="__RefHeading___Toc611_4230470922"/>A.2 <text:span text:style-name="T54">Socket</text:span><text:bookmark-end text:name="__RefHeading___Toc611_4230470922"/></text:h>
      <text:p text:style-name="P6">Información obtenida de:</text:p>
      <text:p text:style-name="P6"><text:a xlink:type="simple" xlink:href="https://docs.oracle.com/en/java/javase/21/docs/api/java.base/java/net/Socket.html" text:style-name="Internet_20_link" text:visited-style-name="Visited_20_Internet_20_Link">https://docs.oracle.com/en/java/javase/21/docs/api/java.base/java/net/Socket.html</text:a></text:p>
      <text:p text:style-name="P6"><text:span text:style-name="T54">Es una implementación de un socket de cliente como </text:span><text:span text:style-name="T55">punto de comunicación entre dos máquinas.</text:span></text:p>
      <text:p text:style-name="P11">Tiene las siguientes opciones que se pueden establecer y obtener con las funciones <text:span text:style-name="T44">setOption</text:span><text:span text:style-name="T8"> </text:span><text:span text:style-name="T31">y</text:span><text:span text:style-name="T49"> getOption</text:span>:</text:p>
      <text:list xml:id="list1287041833" text:style-name="L2">
        <text:list-item>
          <text:p text:style-name="P40">SO_SNDBUF: Tamaño del buffer de envío.</text:p>
        </text:list-item>
        <text:list-item>
          <text:p text:style-name="P40">SO_RCVBUF: Tamaño del buffer de recepción.</text:p>
        </text:list-item>
        <text:list-item>
          <text:p text:style-name="P40">SO_KEEPALIVE: Mantener la conexión viva <text:span text:style-name="T56">(el SO mantendrá viva la conexión viva aun cuando esté en reposo)</text:span></text:p>
        </text:list-item>
        <text:list-item>
          <text:p text:style-name="P41">SO_REUSEADDRE: Si se reusa la dirección(permitir varios programas a usar el puerto).</text:p>
        </text:list-item>
        <text:list-item>
          <text:p text:style-name="P41">SO_LINGER: Cuando se cierra el socket esperará los segundos especificados si quedan datos por enviar. Una vez pasados esos segundos se cerrará aunque queden datos por enviar.</text:p>
        </text:list-item>
        <text:list-item>
          <text:p text:style-name="P41">TCP_NODELAY: <text:span text:style-name="T57">Activa/d</text:span>esactiva el algoritmo Nagle. <text:span text:style-name="T57">Este algoritmo junta segmentos cortos para mayor eficiencia.</text:span></text:p>
        </text:list-item>
      </text:list>
      <text:h text:style-name="Heading_20_3" text:outline-level="3" text:is-list-header="true"><text:bookmark-start text:name="__RefHeading___Toc1086_2782863212"/>Constructores<text:bookmark-end text:name="__RefHeading___Toc1086_2782863212"/></text:h>
      <text:list text:style-name="L3">
        <text:list-item>
          <text:p text:style-name="P42"><text:span text:style-name="T3">Socket(): </text:span>Crea <text:span text:style-name="T58">un socket sin conectarlo</text:span>.</text:p>
        </text:list-item>
        <text:list-item>
          <text:p text:style-name="P42"><text:span text:style-name="T3">Socket(String host, int port):</text:span> <text:span text:style-name="T58">Crea un socket y lo conecta a la direccion y puerto especificados</text:span>.</text:p>
        </text:list-item>
        <text:list-item>
          <text:p text:style-name="P42"><text:span text:style-name="T3">Socket(String host, int port, boolean stream):</text:span> Depreca<text:span text:style-name="T58">do</text:span>. <text:span text:style-name="T58">Usa DatagramSocket para transporete UDP.</text:span></text:p>
        </text:list-item>
        <text:list-item>
          <text:p text:style-name="P42"><text:soft-page-break/><text:span text:style-name="T3">Socket(String host, int port, InetAddress localAddr, int localPort):</text:span> <text:span text:style-name="T58">Crea un socket y lo conecta con el host remoto en el puerto remoto especificados</text:span>.</text:p>
        </text:list-item>
        <text:list-item>
          <text:p text:style-name="P42"><text:span text:style-name="T3">Socket(InetAddress address, int port):</text:span> <text:span text:style-name="T58">Crea un socket y lo contecta al puerto e IP especificados</text:span>. </text:p>
        </text:list-item>
        <text:list-item>
          <text:p text:style-name="P42"><text:span text:style-name="T3">Socket(InetAddress host, int port, boolean stream):</text:span> Depreca<text:span text:style-name="T58">do</text:span>. Us<text:span text:style-name="T58">a</text:span> DatagramSocket <text:span text:style-name="T58">para </text:span><text:span text:style-name="T51">transporte</text:span><text:span text:style-name="T58"> </text:span>UDP.</text:p>
        </text:list-item>
        <text:list-item>
          <text:p text:style-name="P42"><text:span text:style-name="T3">Socket(InetAddress address, int port, InetAddress localAddr, int localPort):</text:span> <text:span text:style-name="T59">Crea un socket y lo conecta con la direccion remota y puerto remoto especificados</text:span>.</text:p>
        </text:list-item>
        <text:list-item>
          <text:p text:style-name="P42"><text:span text:style-name="T3">Socket(Proxy proxy):</text:span> Creates <text:span text:style-name="T59">un socket sin conectarlo especificando el tipo de proxy, si hay, que debería usarse.</text:span></text:p>
        </text:list-item>
        <text:list-item>
          <text:p text:style-name="P42"><text:span text:style-name="T5">p</text:span><text:span text:style-name="T3">rotected Socket(SocketImpl impl):</text:span> Crea <text:span text:style-name="T59">un socket no conectado usando una implementacion especifica de </text:span><text:span text:style-name="T45">SocketImpl</text:span>.</text:p>
        </text:list-item>
      </text:list>
      <text:h text:style-name="Heading_20_3" text:outline-level="3" text:is-list-header="true"><text:bookmark-start text:name="__RefHeading___Toc811_391211046"/>Métodos estáticos<text:bookmark-end text:name="__RefHeading___Toc811_391211046"/></text:h>
      <text:p text:style-name="Destacado_20_no_20_sumario"/>
      <text:list xml:id="list408903860" text:style-name="L4">
        <text:list-item>
          <text:p text:style-name="P45"><text:span text:style-name="T9">setSocketImplFactory(SocketImplFactory fac): </text:span><text:span text:style-name="T14">Depreca</text:span><text:span text:style-name="T16">do. </text:span><text:span text:style-name="T14">Us</text:span><text:span text:style-name="T16">a</text:span><text:span text:style-name="T14"> </text:span><text:span text:style-name="T16">un</text:span><text:span text:style-name="T14"> SocketFactory </text:span><text:span text:style-name="T16">espeficado por el usuario</text:span><text:span text:style-name="T14">.</text:span></text:p>
        </text:list-item>
      </text:list>
      <text:h text:style-name="Heading_20_3" text:outline-level="3" text:is-list-header="true"><text:bookmark-start text:name="__RefHeading___Toc813_391211046"/><text:span text:style-name="T14">M</text:span><text:span text:style-name="T13">étodos de instancia</text:span><text:bookmark-end text:name="__RefHeading___Toc813_391211046"/></text:h>
      <text:list xml:id="list14042895218664" text:continue-numbering="true" text:style-name="L4">
        <text:list-item>
          <text:p text:style-name="P43"><text:span text:style-name="T10">v</text:span><text:span text:style-name="T11">oid bind(SocketAddress bindpoint): </text:span><text:span text:style-name="T32">Asocia el socket a la direccion local.</text:span></text:p>
        </text:list-item>
        <text:list-item>
          <text:p text:style-name="P43"><text:span text:style-name="T10">v</text:span><text:span text:style-name="T11">oid close():</text:span><text:span text:style-name="T15"> </text:span><text:span text:style-name="T17">Cierra el socket</text:span><text:span text:style-name="T15">.</text:span></text:p>
        </text:list-item>
        <text:list-item>
          <text:p text:style-name="P43"><text:span text:style-name="T11">Void connect(SocketAddress endpoint):</text:span><text:span text:style-name="T15"> </text:span><text:span text:style-name="T17">Conecta el socet al servidor</text:span><text:span text:style-name="T15">.</text:span></text:p>
        </text:list-item>
        <text:list-item>
          <text:p text:style-name="P43"><text:span text:style-name="T11">Void connect(SocketAddress endpoint, int timeout):</text:span><text:span text:style-name="T15"> </text:span><text:span text:style-name="T17">Conecta el socket al servidor con un tiempo de espera limite (0 es infinito).</text:span></text:p>
        </text:list-item>
        <text:list-item>
          <text:p text:style-name="P43"><text:span text:style-name="T11">SocketChannel getChannel():</text:span><text:span text:style-name="T15"> </text:span><text:span text:style-name="T18">Devuelve el </text:span><text:span text:style-name="T46">SocketChannel </text:span><text:span text:style-name="T18">asociado con el socket, si hay.</text:span></text:p>
        </text:list-item>
        <text:list-item>
          <text:p text:style-name="P43"><text:span text:style-name="T11">InetAddress getInetAddress(): </text:span><text:span text:style-name="T33">Devuelve la direccion a la que el socket está conectado</text:span><text:span text:style-name="T15">.</text:span></text:p>
        </text:list-item>
        <text:list-item>
          <text:p text:style-name="P43"><text:span text:style-name="T11">InputStream getInputStream():</text:span><text:span text:style-name="T15"> </text:span><text:span text:style-name="T19">Devuelve el input stream del socket</text:span><text:span text:style-name="T15">.</text:span></text:p>
        </text:list-item>
        <text:list-item>
          <text:p text:style-name="P43"><text:span text:style-name="T11">Boolean getKeepAlive(): </text:span><text:span text:style-name="T34">True si</text:span><text:span text:style-name="T15"> SO_KEEPALIVE </text:span><text:span text:style-name="T19">está habilitado</text:span><text:span text:style-name="T15">.</text:span></text:p>
        </text:list-item>
        <text:list-item>
          <text:p text:style-name="P43"><text:span text:style-name="T11">InetAddress getLocalAddress():</text:span><text:span text:style-name="T15"> </text:span><text:span text:style-name="T19">Devuelve la direción local a la que el socket está asociado.</text:span></text:p>
        </text:list-item>
        <text:list-item>
          <text:p text:style-name="P43"><text:span text:style-name="T11">Int getLocalPort():</text:span><text:span text:style-name="T15"> </text:span><text:span text:style-name="T19">Devuelve el puerto local al que el socket está asociado.</text:span></text:p>
        </text:list-item>
        <text:list-item>
          <text:p text:style-name="P43"><text:span text:style-name="T11">SocketAddress getLocalSocketAddress(): </text:span><text:span text:style-name="T34">Devuelve la dirección del endpoint al que el socket está asociado (local)</text:span><text:span text:style-name="T15">.</text:span></text:p>
        </text:list-item>
        <text:list-item>
          <text:p text:style-name="P43"><text:span text:style-name="T11">Boolean getOOBInline(): </text:span><text:span text:style-name="T34">True si</text:span><text:span text:style-name="T15"> SO_OOBINLINE </text:span><text:span text:style-name="T19">está habilitado</text:span><text:span text:style-name="T15">.</text:span></text:p>
        </text:list-item>
        <text:list-item>
          <text:p text:style-name="P43"><text:span text:style-name="T15">&lt;</text:span><text:span text:style-name="T11">T&gt; T getOption(SocketOption&lt;T&gt; name): </text:span><text:span text:style-name="T34">Devuelve el valor de una opcion del socket.</text:span></text:p>
        </text:list-item>
        <text:list-item>
          <text:p text:style-name="P43"><text:soft-page-break/><text:span text:style-name="T11">OutputStream getOutputStream(): </text:span><text:span text:style-name="T34">Devuelve el ouput stream del socket.</text:span></text:p>
        </text:list-item>
        <text:list-item>
          <text:p text:style-name="P43"><text:span text:style-name="T11">Int getPort(): </text:span><text:span text:style-name="T34">Devuelve el puerto remoto al que está conectado.</text:span></text:p>
        </text:list-item>
        <text:list-item>
          <text:p text:style-name="P43"><text:span text:style-name="T11">Int getReceiveBufferSize(): </text:span><text:span text:style-name="T34">Devuelve el valor de la opción </text:span><text:span text:style-name="T15">SO_RCVBUF. </text:span><text:span text:style-name="T19">(Tamaño del buffer de recepción)</text:span><text:span text:style-name="T15">.</text:span></text:p>
        </text:list-item>
        <text:list-item>
          <text:p text:style-name="P43"><text:span text:style-name="T11">SocketAddress getRemoteSocketAddress():</text:span><text:span text:style-name="T15"> </text:span><text:span text:style-name="T19">Devuelve la dirección del endpoint al que el socket está conectado o null si no está conectado(remoto).</text:span></text:p>
        </text:list-item>
        <text:list-item>
          <text:p text:style-name="P43"><text:span text:style-name="T11">Boolean getReuseAddress():</text:span><text:span text:style-name="T15"> </text:span><text:span text:style-name="T19">True si la opción</text:span><text:span text:style-name="T15"> SO_REUSEADDR </text:span><text:span text:style-name="T19">está habilitada</text:span><text:span text:style-name="T15">.</text:span></text:p>
        </text:list-item>
        <text:list-item>
          <text:p text:style-name="P43"><text:span text:style-name="T11">Int getSendBufferSize():</text:span><text:span text:style-name="T15"> </text:span><text:span text:style-name="T19">Devuelve el valor de</text:span><text:span text:style-name="T15"> </text:span><text:span text:style-name="T19">la opción </text:span><text:span text:style-name="T15">SO_SNDBUF </text:span><text:span text:style-name="T19">(Tamaño del buffer de envío).</text:span></text:p>
        </text:list-item>
        <text:list-item>
          <text:p text:style-name="P43"><text:span text:style-name="T11">Int getSoLinger(): </text:span><text:span text:style-name="T34">Devuelve el estado de </text:span><text:span text:style-name="T15">SO_LINGER.</text:span></text:p>
        </text:list-item>
        <text:list-item>
          <text:p text:style-name="P43"><text:span text:style-name="T11">Int getSoTimeout():</text:span><text:span text:style-name="T15"> </text:span><text:span text:style-name="T19">Devuelve el estado de </text:span><text:span text:style-name="T15">SO_TIMEOUT. 0 </text:span><text:span text:style-name="T19">significa que está deshabilitada la opción, o sea infinito</text:span></text:p>
        </text:list-item>
        <text:list-item>
          <text:p text:style-name="P43"><text:span text:style-name="T11">Boolean getTcpNoDelay():</text:span><text:span text:style-name="T15"> </text:span><text:span text:style-name="T19">True si </text:span><text:span text:style-name="T15">TCP_NODELAY </text:span><text:span text:style-name="T19">está habilitado</text:span><text:span text:style-name="T15">.</text:span></text:p>
        </text:list-item>
        <text:list-item>
          <text:p text:style-name="P43"><text:span text:style-name="T11">Int getTrafficClass():</text:span><text:span text:style-name="T15"> </text:span><text:span text:style-name="T19">Devuelve </text:span><text:span text:style-name="T20">el tipo de servicio en la cabecera IP de los paquetes enviados por este socket.</text:span></text:p>
        </text:list-item>
        <text:list-item>
          <text:p text:style-name="P43"><text:span text:style-name="T11">boolean isBound():</text:span><text:span text:style-name="T12"> </text:span><text:span text:style-name="T35">True si está asociado.</text:span></text:p>
        </text:list-item>
        <text:list-item>
          <text:p text:style-name="P43"><text:span text:style-name="T11">Boolean isClosed():</text:span><text:span text:style-name="T15"> </text:span><text:span text:style-name="T20">True si está cerrado</text:span></text:p>
        </text:list-item>
        <text:list-item>
          <text:p text:style-name="P43"><text:span text:style-name="T11">Boolean isConnected():</text:span><text:span text:style-name="T15"> <text:s/></text:span><text:span text:style-name="T20">True si está conectado.</text:span></text:p>
        </text:list-item>
        <text:list-item>
          <text:p text:style-name="P43"><text:span text:style-name="T11">Boolean isInputShutdown():</text:span><text:span text:style-name="T15"> </text:span><text:span text:style-name="T20">True si la entrada se ha cerrado</text:span><text:span text:style-name="T15">.</text:span></text:p>
        </text:list-item>
        <text:list-item>
          <text:p text:style-name="P43"><text:span text:style-name="T11">Boolean isOutputShutdown(): </text:span><text:span text:style-name="T35">True si la salida se ha cerrado.</text:span></text:p>
        </text:list-item>
        <text:list-item>
          <text:p text:style-name="P43"><text:span text:style-name="T11">Void sendUrgentData(int data):</text:span><text:span text:style-name="T36"> </text:span>Envía un <text:s/>byte <text:span text:style-name="T60">urgente</text:span><text:span text:style-name="T15">.</text:span></text:p>
        </text:list-item>
        <text:list-item>
          <text:p text:style-name="P43"><text:span text:style-name="T11">Void setKeepAlive(boolean on):</text:span><text:span text:style-name="T15"> </text:span><text:span text:style-name="T20">Habilita</text:span><text:span text:style-name="T15">/</text:span><text:span text:style-name="T20">deshabilita </text:span><text:span text:style-name="T15">SO_KEEPALIVE.</text:span></text:p>
        </text:list-item>
        <text:list-item>
          <text:p text:style-name="P43"><text:span text:style-name="T11">Void setOOBInline(boolean on): </text:span><text:span text:style-name="T36">Habilita/deshabilita </text:span><text:span text:style-name="T15">SO_OOBINLINE (</text:span><text:span text:style-name="T20">recepcion de datos urgentes</text:span><text:span text:style-name="T15">) </text:span><text:span text:style-name="T20">Por defecto deshabilitado.</text:span></text:p>
        </text:list-item>
        <text:list-item>
          <text:p text:style-name="P43"><text:span text:style-name="T11">&lt;T&gt; Socket setOption(SocketOption&lt;T&gt; name, T value):</text:span><text:span text:style-name="T15"> </text:span><text:span text:style-name="T20">Define el valor de una opción</text:span><text:span text:style-name="T15">.</text:span></text:p>
        </text:list-item>
        <text:list-item>
          <text:p text:style-name="P43"><text:span text:style-name="T11">Void setPerformancePreferences(int connectionTime, int latency, int bandwidth):</text:span><text:span text:style-name="T15"> </text:span><text:span text:style-name="T21">Define preferencias sobre rendimiento del socket.</text:span></text:p>
        </text:list-item>
        <text:list-item>
          <text:p text:style-name="P43"><text:span text:style-name="T11">Void setReceiveBufferSize(int size):</text:span><text:span text:style-name="T36"> </text:span>Define la opción<text:span text:style-name="T36"> </text:span><text:span text:style-name="T15">SO_RCVBUF.</text:span></text:p>
        </text:list-item>
        <text:list-item>
          <text:p text:style-name="P44"><text:span text:style-name="T11">Void setReuseAddress(boolean on):</text:span><text:span text:style-name="T15"> </text:span><text:span text:style-name="T20">Habilita</text:span><text:span text:style-name="T15">/</text:span><text:span text:style-name="T20">deshabilita </text:span><text:span text:style-name="T21">la opción</text:span><text:span text:style-name="T15"> SO_REUSEADDR.</text:span></text:p>
        </text:list-item>
        <text:list-item>
          <text:p text:style-name="P43"><text:span text:style-name="T11">Void setSendBufferSize(int size):</text:span><text:span text:style-name="T15"> </text:span><text:span text:style-name="T21">Define la opción </text:span><text:span text:style-name="T15">SO_SNDBUF.</text:span></text:p>
        </text:list-item>
        <text:list-item>
          <text:p text:style-name="P43"><text:span text:style-name="T11">Void setSoLinger(boolean on, int linger):</text:span><text:span text:style-name="T15"> Habilita/deshabilita SO_LINGER </text:span><text:span text:style-name="T21">con un valor especificado en segundos</text:span><text:span text:style-name="T15">.</text:span></text:p>
        </text:list-item>
        <text:list-item>
          <text:p text:style-name="P44"><text:soft-page-break/><text:span text:style-name="T11">Void setSoTimeout(int timeout): </text:span>Habilita/deshabilita la opción <text:span text:style-name="T15">SO_TIMEOUT </text:span><text:span text:style-name="T21">con un valor en milisegundos.</text:span></text:p>
        </text:list-item>
        <text:list-item>
          <text:p text:style-name="P43"><text:span text:style-name="T11">Void setTcpNoDelay(boolean on):</text:span><text:span text:style-name="T15"> Habilita/deshabilita TCP_NODELAY (</text:span><text:span text:style-name="T21">algoritmo N</text:span><text:span text:style-name="T15">agle).</text:span></text:p>
        </text:list-item>
        <text:list-item>
          <text:p text:style-name="P43"><text:span text:style-name="T11">Void setTrafficClass(int tc): </text:span><text:span text:style-name="T37">Define el tipo de servicio en la cabecera IP para los paquetes enviados por el socket.</text:span></text:p>
        </text:list-item>
        <text:list-item>
          <text:p text:style-name="P43"><text:span text:style-name="T11">Void shutdownInput():</text:span><text:span text:style-name="T15"> </text:span><text:span text:style-name="T21">Deshabilita el stream de recepción. Cualquier dato que se envío al stream de recepción será dado por recibido y descartado. </text:span><text:span text:style-name="T22">Si se intenta leer el stream retornará fin del stream.</text:span></text:p>
        </text:list-item>
        <text:list-item>
          <text:p text:style-name="P44"><text:span text:style-name="T11">Void shutdownOutput():</text:span><text:span text:style-name="T15"> </text:span><text:span text:style-name="T21">Deshabilita el stream de envio enviando los datos pendientes de envío para seguidamente termina la conexión.</text:span></text:p>
        </text:list-item>
        <text:list-item>
          <text:p text:style-name="P43"><text:span text:style-name="T11">Set&lt;SocketOption&lt;?&gt;&gt; supportedOptions(): </text:span><text:span text:style-name="T38">Devuelve un conjunto de opciones soportadas por el socket.</text:span></text:p>
        </text:list-item>
      </text:list>
      <text:p text:style-name="P14"/>
      <text:h text:style-name="P22" text:outline-level="2" text:is-list-header="true"><text:bookmark-start text:name="__RefHeading___Toc611_4230470922 Copy 1"/><text:span text:style-name="T15">A.</text:span><text:span text:style-name="T24">3</text:span><text:span text:style-name="T15"> </text:span><text:span text:style-name="T24">Server</text:span><text:span text:style-name="T23">Socket</text:span><text:bookmark-end text:name="__RefHeading___Toc611_4230470922 Copy 1"/></text:h>
      <text:p text:style-name="P7">Información obtenida de:</text:p>
      <text:p text:style-name="P7"><text:a xlink:type="simple" xlink:href="https://docs.oracle.com/en/java/javase/21/docs/api/java.base/java/net/ServerSocket.html" text:style-name="Internet_20_link" text:visited-style-name="Visited_20_Internet_20_Link">https://docs.oracle.com/en/java/javase/21/docs/api/java.base/java/net/ServerSocket.html</text:a></text:p>
      <text:p text:style-name="P7"><text:span text:style-name="T61">I</text:span><text:span text:style-name="T54">mplementa </text:span><text:span text:style-name="T61">un socket de servidor. El socket espera a peticiones y puede retornar </text:span><text:span text:style-name="T65">un resultado</text:span><text:span text:style-name="T61"> a quien hace la petición. </text:span><text:span text:style-name="T62">Cuando un </text:span><text:span text:style-name="T47">ServerSocket</text:span><text:span text:style-name="T25">acepta una conexión se crea un socket para esa conexión y el </text:span><text:span text:style-name="T47">ServerSocket</text:span><text:span text:style-name="T25"> queda libre para aceptar mas conexiones.</text:span></text:p>
      <text:p text:style-name="P12">Tiene las siguientes opciones que se pueden establecer y obtener con las funciones <text:span text:style-name="T44">setOption</text:span><text:span text:style-name="T8"> </text:span><text:span text:style-name="T31">y</text:span><text:span text:style-name="T49"> getOption</text:span>:</text:p>
      <text:list xml:id="list14043222122995" text:continue-list="list1287041833" text:style-name="L2">
        <text:list-item>
          <text:p text:style-name="P39">SO_RCVBUF: Tamaño del buffer de recepción.</text:p>
        </text:list-item>
        <text:list-item>
          <text:p text:style-name="P47"><text:span text:style-name="T23">S</text:span><text:span text:style-name="T13">O_REUSEADDR: Reutilizar la dirección.</text:span></text:p>
        </text:list-item>
      </text:list>
      <text:h text:style-name="Heading_20_3" text:outline-level="3" text:is-list-header="true"><text:bookmark-start text:name="__RefHeading___Toc1088_2782863212"/>Constructores<text:bookmark-end text:name="__RefHeading___Toc1088_2782863212"/></text:h>
      <text:list text:style-name="L5">
        <text:list-item>
          <text:p text:style-name="P48"><text:span text:style-name="T3">ServerSocket(): </text:span>Crea <text:span text:style-name="T61">un </text:span>server socket <text:span text:style-name="T61">sin asociar</text:span>.</text:p>
        </text:list-item>
        <text:list-item>
          <text:p text:style-name="P48"><text:span text:style-name="T3"><text:s/>ServerSocket(int port): </text:span>Crea <text:span text:style-name="T61">un</text:span> server socket <text:span text:style-name="T61">asociado al puerto específico.</text:span></text:p>
        </text:list-item>
        <text:list-item>
          <text:p text:style-name="P48"><text:span text:style-name="T3">ServerSocket(int port, int backlog): </text:span>Crea <text:span text:style-name="T61">un</text:span> server socket <text:span text:style-name="T61">y lo asocia al puerto específico y el backlog específico. </text:span><text:span text:style-name="T62">El backlog es la longitud máxima que puede tener la cola de conexiones pendientes.</text:span><text:span text:style-name="T61"> </text:span></text:p>
        </text:list-item>
        <text:list-item>
          <text:p text:style-name="P48"><text:span text:style-name="T3">ServerSocket(int port, int backlog, InetAddress bindAddr):</text:span> Crea <text:span text:style-name="T62">un server socket con un puerto, backlog especificos asociados a una dirección IP local.</text:span></text:p>
        </text:list-item>
        <text:list-item>
          <text:p text:style-name="P48"><text:span text:style-name="T3">Protected ServerSocket(SocketImpl impl):</text:span> Create <text:span text:style-name="T62">un</text:span> server socket with <text:span text:style-name="T62">un </text:span>SocketImpl <text:span text:style-name="T62">especificado por el usuario</text:span>.</text:p>
        </text:list-item>
      </text:list>
      <text:h text:style-name="P26" text:outline-level="3" text:is-list-header="true"><text:bookmark-start text:name="__RefHeading___Toc811_391211046 Copy 1"/><text:soft-page-break/>Métodos estáticos<text:bookmark-end text:name="__RefHeading___Toc811_391211046 Copy 1"/></text:h>
      <text:p text:style-name="P10"/>
      <text:list xml:id="list14041669801573" text:continue-list="list14042895218664" text:style-name="L4">
        <text:list-item>
          <text:p text:style-name="P46"><text:span text:style-name="T9">setSocketImplFactory(SocketImplFactory fac): </text:span><text:span text:style-name="T14">Depreca</text:span><text:span text:style-name="T16">do. </text:span><text:span text:style-name="T14">Us</text:span><text:span text:style-name="T16">a</text:span><text:span text:style-name="T14"> </text:span><text:span text:style-name="T16">un</text:span><text:span text:style-name="T14"> SocketFactory </text:span><text:span text:style-name="T16">espe</text:span><text:span text:style-name="T28">ci</text:span><text:span text:style-name="T16">ficado por el usuario</text:span><text:span text:style-name="T14">.</text:span></text:p>
        </text:list-item>
      </text:list>
      <text:h text:style-name="Heading_20_3" text:outline-level="3" text:is-list-header="true"><text:bookmark-start text:name="__RefHeading___Toc1090_2782863212"/><text:span text:style-name="T14">M</text:span><text:span text:style-name="T13">étodos de instancia</text:span><text:bookmark-end text:name="__RefHeading___Toc1090_2782863212"/></text:h>
      <text:list xml:id="list3308919607" text:style-name="L6">
        <text:list-item>
          <text:p text:style-name="P49"><text:span text:style-name="T3">Socket accept():</text:span> <text:span text:style-name="T66">Espera a que una conexión llegue al serverSocket y la acepta devolviendo un socket de la conexión.</text:span></text:p>
        </text:list-item>
        <text:list-item>
          <text:p text:style-name="P49"><text:span text:style-name="T3">void bind(SocketAddress endpoint): </text:span><text:span text:style-name="T68">Asocia el serversocket a una dirección específica y puerto específico</text:span>.</text:p>
        </text:list-item>
        <text:list-item>
          <text:p text:style-name="P49"><text:span text:style-name="T3">Void bind(SocketAddress endpoint, int backlog):</text:span> <text:span text:style-name="T66">Asocia el ServerSocket a una dirección y puertos específicos con un backlog determinado.</text:span></text:p>
        </text:list-item>
        <text:list-item>
          <text:p text:style-name="P49"><text:span text:style-name="T3">Void close():</text:span> <text:span text:style-name="T66">Cierra el socket.</text:span></text:p>
        </text:list-item>
        <text:list-item>
          <text:p text:style-name="P49"><text:span text:style-name="T3">ServerSocketChannel getChannel():</text:span> <text:span text:style-name="T66">Devuelve </text:span><text:span text:style-name="T75">el ServerSocketChannel asociado con el socket. Un ServerSocketChannel ofrece la posibilidad de manejar multiples conexiones sin bloqueo.</text:span></text:p>
        </text:list-item>
        <text:list-item>
          <text:p text:style-name="P49"><text:span text:style-name="T3">InetAddress getInetAddress(): </text:span><text:span text:style-name="T69">Devuelve la direccion local del server socket.</text:span></text:p>
        </text:list-item>
        <text:list-item>
          <text:p text:style-name="P49"><text:span text:style-name="T3">Int getLocalPort():</text:span> <text:span text:style-name="T76">Devuelve el puerto al que el socket escucha.</text:span></text:p>
        </text:list-item>
        <text:list-item>
          <text:p text:style-name="P49"><text:span text:style-name="T3">SocketAddress getLocalSocketAddress():</text:span> <text:span text:style-name="T76">Devuelve la direccion local a la que está asociado el socket.</text:span></text:p>
        </text:list-item>
        <text:list-item>
          <text:p text:style-name="P49"><text:span text:style-name="T3">&lt;T&gt; T getOption(SocketOption&lt;T&gt; name):</text:span> <text:span text:style-name="T76">Devuelve el valor de una opcion del socket.</text:span></text:p>
        </text:list-item>
        <text:list-item>
          <text:p text:style-name="P49"><text:span text:style-name="T3">Int getReceiveBufferSize():</text:span> <text:span text:style-name="T76">Devuelve el valor de la opción SO_RCVBUF.</text:span></text:p>
        </text:list-item>
        <text:list-item>
          <text:p text:style-name="P49"><text:span text:style-name="T3">Boolean getReuseAddress():</text:span> <text:span text:style-name="T76">True si</text:span> <text:span text:style-name="T76">la opción </text:span>SO_REUSEADDR <text:span text:style-name="T76">esta habilitada.</text:span></text:p>
        </text:list-item>
        <text:list-item>
          <text:p text:style-name="P49"><text:span text:style-name="T3">Int getSoTimeout():</text:span> <text:span text:style-name="T76">Devuelve la opción de </text:span>SO_TIMEOUT. 0 <text:span text:style-name="T76">implica que está deshabilitada(infinita)</text:span>.</text:p>
        </text:list-item>
        <text:list-item>
          <text:p text:style-name="P49"><text:span text:style-name="T3">protected final void implAccept(Socket s):</text:span> <text:span text:style-name="T76">Método para que las subclases sobreescriban este método en sustitución de accept(). Y devuelvan un socket propio.</text:span></text:p>
        </text:list-item>
        <text:list-item>
          <text:p text:style-name="P49"><text:span text:style-name="T3">Boolean isBound(): </text:span><text:span text:style-name="T70">True si está asociado</text:span>.</text:p>
        </text:list-item>
        <text:list-item>
          <text:p text:style-name="P49"><text:span text:style-name="T3">Boolean isClosed():</text:span> <text:span text:style-name="T76">True si está cerrado</text:span>.</text:p>
        </text:list-item>
        <text:list-item>
          <text:p text:style-name="P49"><text:span text:style-name="T3">&lt;T&gt; ServerSocket setOption(SocketOption&lt;T&gt; name, T value):</text:span> <text:span text:style-name="T76">Define el valor de una opción.</text:span></text:p>
        </text:list-item>
        <text:list-item>
          <text:p text:style-name="P50"><text:span text:style-name="T3">Void setPerformancePreferences(int connectionTime, int latency, int bandwidth):</text:span> <text:span text:style-name="T76">Define las preferencias sobre rendimiento del ServerSocket</text:span>.</text:p>
        </text:list-item>
        <text:list-item>
          <text:p text:style-name="P49"><text:span text:style-name="T3">Void setReceiveBufferSize(int size):</text:span> <text:span text:style-name="T76">Establece un valor por defecto para SO_RCVBUF para los sockets.</text:span></text:p>
        </text:list-item>
        <text:list-item>
          <text:p text:style-name="P49"><text:soft-page-break/><text:span text:style-name="T3">Void setReuseAddress(boolean on):</text:span> <text:span text:style-name="T76">Habilita/deshabilita la opcion</text:span> SO_REUSEADDR.</text:p>
        </text:list-item>
        <text:list-item>
          <text:p text:style-name="P51"><text:span text:style-name="T3">Void setSoTimeout(int timeout):</text:span> <text:span text:style-name="T76">Habilita/deshabilita <text:s/>la opción </text:span>SO_TIMEOUT <text:span text:style-name="T76">en milisegundos</text:span>.</text:p>
        </text:list-item>
        <text:list-item>
          <text:p text:style-name="P49"><text:span text:style-name="T3">Set&lt;SocketOption&lt;?&gt;&gt; supportedOptions():</text:span> <text:s/><text:span text:style-name="T76">Devuelve el conjunto de opciones soportadas por el server socket.</text:span></text:p>
        </text:list-item>
      </text:list>
      <text:p text:style-name="P13"/>
      <text:h text:style-name="P23" text:outline-level="2" text:is-list-header="true"><text:bookmark-start text:name="__RefHeading___Toc611_4230470922 Copy 1 Copy 1"/><text:span text:style-name="T15">A.</text:span><text:span text:style-name="T26">4</text:span><text:span text:style-name="T15"> </text:span><text:span text:style-name="T26">InputStream</text:span><text:bookmark-end text:name="__RefHeading___Toc611_4230470922 Copy 1 Copy 1"/></text:h>
      <text:p text:style-name="P8">Información obtenida de:</text:p>
      <text:p text:style-name="P8"><text:a xlink:type="simple" xlink:href="https://docs.oracle.com/en/java/javase/21/docs/api/java.base/java/io/InputStream.html" text:style-name="Internet_20_link" text:visited-style-name="Visited_20_Internet_20_Link">https://docs.oracle.com/en/java/javase/21/docs/api/java.base/java/io/InputStream.html</text:a></text:p>
      <text:p text:style-name="P8"><text:span text:style-name="T63">Clase abstracta superclase de todas las implementaciones de input stream</text:span><text:span text:style-name="T24">. </text:span><text:span text:style-name="T26">Será un flujo de bytes que pueden ser leídos.</text:span></text:p>
      <text:h text:style-name="P27" text:outline-level="3" text:is-list-header="true"><text:bookmark-start text:name="__RefHeading___Toc1092_2782863212"/>Constructor<text:bookmark-end text:name="__RefHeading___Toc1092_2782863212"/></text:h>
      <text:list text:style-name="L7">
        <text:list-item>
          <text:p text:style-name="P52"><text:span text:style-name="T3">InputStream():</text:span> Constructor <text:span text:style-name="T77">que deben llamar las subclases</text:span></text:p>
        </text:list-item>
      </text:list>
      <text:h text:style-name="Heading_20_3" text:outline-level="3" text:is-list-header="true"><text:bookmark-start text:name="__RefHeading___Toc1094_2782863212"/>Métodos estáticos<text:bookmark-end text:name="__RefHeading___Toc1094_2782863212"/></text:h>
      <text:list text:style-name="L8">
        <text:list-item>
          <text:p text:style-name="P53"><text:span text:style-name="T3">InputStream nullInputStream():</text:span> <text:span text:style-name="T77">Devuelve un InputStream que no lee. Pos</text:span><text:span text:style-name="T78">i</text:span><text:span text:style-name="T77">ble uso puede ser para </text:span><text:span text:style-name="T78">implementar un patron de objeto nulo</text:span><text:span text:style-name="T77">. <text:s text:c="33"/><text:line-break/>(Ver </text:span><text:a xlink:type="simple" xlink:href="https://en.wikipedia.org/wiki/Null_object_pattern" text:style-name="Internet_20_link" text:visited-style-name="Visited_20_Internet_20_Link"><text:span text:style-name="T77">https://en.wikipedia.org/wiki/Null_object_pattern</text:span></text:a><text:span text:style-name="T77">)</text:span></text:p>
        </text:list-item>
      </text:list>
      <text:h text:style-name="Heading_20_3" text:outline-level="3" text:is-list-header="true"><text:bookmark-start text:name="__RefHeading___Toc1096_2782863212"/>Métodos de instancia<text:bookmark-end text:name="__RefHeading___Toc1096_2782863212"/></text:h>
      <text:list xml:id="list4027495069" text:style-name="L9">
        <text:list-item>
          <text:p text:style-name="P54"><text:span text:style-name="T3">Int available():</text:span> <text:span text:style-name="T78">Devuelve una estimación del número de bytes que pueden ser leidos o ignorados si llegar al bloqueo. Puede ser 0 cuando se llegue al final del stream.</text:span></text:p>
        </text:list-item>
        <text:list-item>
          <text:p text:style-name="P54"><text:span text:style-name="T3">Void close():</text:span> <text:span text:style-name="T78">Cierra el input stream y libera recursos del sistema.</text:span></text:p>
        </text:list-item>
        <text:list-item>
          <text:p text:style-name="P54"><text:span text:style-name="T3">Void mark(int readlimit):</text:span> Mar<text:span text:style-name="T78">ca la posicion actual para poder volver a ella con <text:s/>el método reset() y así poder releer una sección.</text:span></text:p>
        </text:list-item>
        <text:list-item>
          <text:p text:style-name="P54"><text:span text:style-name="T3">Boolean markSupported():</text:span> <text:span text:style-name="T78">True si la implementación soporta los métodos mark y reset.</text:span></text:p>
        </text:list-item>
        <text:list-item>
          <text:p text:style-name="P55"><text:span text:style-name="T3">abstract int read():</text:span> <text:span text:style-name="T79">Lee el siguiente byte del stream. <text:s/>Si no hay bytes disponibles por llegarse al final del stream devuelve -1. Si actualmente no hay datos bloquea la hebra hasta que lleguen más datos, se detecte el fin del stream o salte una excepción.</text:span></text:p>
        </text:list-item>
        <text:list-item>
          <text:p text:style-name="P54"><text:span text:style-name="T3">Int read(byte[] b):</text:span> <text:span text:style-name="T79">Lee un número determinado de bytes y los almacena en el byte[] especificado</text:span>.</text:p>
        </text:list-item>
        <text:list-item>
          <text:p text:style-name="P54"><text:span text:style-name="T3">int read(byte[] b, int off, int len):</text:span> <text:span text:style-name="T79">Lee bytes hasta la cantidad especificada </text:span><text:span text:style-name="T80">en “len” esperando a la llegada de datos si <text:s/>es necesario o se detecta fin de archivo o salta una excepción. Devuelve el número de bytes leidos. Almacena los bytes leidos en “b” empezando en el desfase especificado, o sea el primer byte leido se guarda en b[off]</text:span>.</text:p>
        </text:list-item>
        <text:list-item>
          <text:p text:style-name="P54"><text:soft-page-break/><text:span text:style-name="T3">Byte[] readAllBytes():</text:span> <text:span text:style-name="T80">Lee todos los bytes restantes del inputstream bloqueando hasta llegar al final del stream</text:span>.</text:p>
        </text:list-item>
        <text:list-item>
          <text:p text:style-name="P56"><text:span text:style-name="T3">Int readNBytes(byte[] b, int off, int len):</text:span> <text:span text:style-name="T79">Lee bytes hasta la cantidad especificada </text:span><text:span text:style-name="T80">en “len” esperando a la llegada de datos si <text:s/>es necesario o se detecta fin de archivo o salta una excepción. Devuelve el número de bytes leidos. Almacena los bytes leidos en “b” empezando en el desfase especificado, o sea el primer byte leido se guarda en b[off]</text:span>.</text:p>
        </text:list-item>
        <text:list-item>
          <text:p text:style-name="P56"><text:span text:style-name="T3">Byte[] readNBytes(int len):</text:span> <text:s/><text:span text:style-name="T79">Lee bytes hasta la cantidad especificada </text:span><text:span text:style-name="T80">en “len” </text:span><text:span text:style-name="T81">y los devuelve com oun array byte[].</text:span></text:p>
        </text:list-item>
        <text:list-item>
          <text:p text:style-name="P54"><text:span text:style-name="T3">Void reset():</text:span> <text:span text:style-name="T81">Reposiciona el stream a la posición en la que el método mark() fue ejecutado.</text:span></text:p>
        </text:list-item>
        <text:list-item>
          <text:p text:style-name="P54"><text:span text:style-name="T3">Long skip(long n):</text:span> <text:span text:style-name="T81">Ig</text:span><text:span text:style-name="T82">n</text:span><text:span text:style-name="T81">ora y descarta n bytes del inputstream</text:span>. <text:span text:style-name="T82">Si por algun motivo(por ejemplo el fin del stream) no se llega a esa longitud se habrán ignorado menos bytes. Devuelve el número de bytes ignorados/descartados.</text:span></text:p>
        </text:list-item>
        <text:list-item>
          <text:p text:style-name="P54"><text:span text:style-name="T3">Void skipNBytes(long n):</text:span> S<text:span text:style-name="T82">imilar al anterior pero lanzando la excepción EOF si se llega al final del stream</text:span>.</text:p>
        </text:list-item>
        <text:list-item>
          <text:p text:style-name="P54"><text:span text:style-name="T3">Long transferTo(OutputStream out):</text:span> <text:span text:style-name="T82">Lee todos los bytes de un stream y los escribe en un OutputStream. Devuelve la cantidad de bytes transferidos o Long.MAX_VALUE si se ha alcanzado</text:span>.</text:p>
        </text:list-item>
      </text:list>
      <text:h text:style-name="P33" text:outline-level="3" text:is-list-header="true"/>
      <text:h text:style-name="P33" text:outline-level="3"/>
      <text:h text:style-name="P33" text:outline-level="3" text:is-list-header="true"><text:bookmark-start text:name="__RefHeading___Toc1106_2782863212 Copy 1 Copy 1"/>A.4.<text:span text:style-name="T92">1</text:span> FilterInputStream<text:bookmark-end text:name="__RefHeading___Toc1106_2782863212 Copy 1 Copy 1"/></text:h>
      <text:p text:style-name="P78">Información obtenida de:</text:p>
      <text:list text:style-name="L18">
        <text:list-item>
          <text:p text:style-name="P77"><text:a xlink:type="simple" xlink:href="https://docs.oracle.com/en/java/javase/21/docs/api/java.base/java/io/FilterInputStream.html" text:style-name="Internet_20_link" text:visited-style-name="Visited_20_Internet_20_Link">https://docs.oracle.com/en/java/javase/21/docs/api/java.base/java/io/FilterInputStream.html</text:a></text:p>
        </text:list-item>
        <text:list-item>
          <text:p text:style-name="P77"><text:a xlink:type="simple" xlink:href="https://stackoverflow.com/questions/17494629/java-filterinputstream-what-are-the-advantages-and-use-compared-to-other-stream" text:style-name="Internet_20_link" text:visited-style-name="Visited_20_Internet_20_Link">https://stackoverflow.com/questions/17494629/java-filterinputstream-what-are-the-advantages-and-use-compared-to-other-stream</text:a></text:p>
        </text:list-item>
        <text:list-item>
          <text:p text:style-name="P77"><text:a xlink:type="simple" xlink:href="https://es.wikipedia.org/wiki/Decorator_(patrón_de_diseño)" text:style-name="Internet_20_link" text:visited-style-name="Visited_20_Internet_20_Link">https://es.wikipedia.org/wiki/Decorator_(patr%C3%B3n_de_dise%C3%B1o)</text:a></text:p>
        </text:list-item>
      </text:list>
      <text:p text:style-name="P75">Dado que su único constructor es protected, esta clase está pensada para crear otras subclases. <text:span text:style-name="T90">Posiblemente para implementar un patrón decorator </text:span><text:span text:style-name="T91">con</text:span><text:span text:style-name="T90"> inputStreams ya que permite tener como atributo de entrada </text:span><text:span text:style-name="T93">en el constructor su</text:span><text:span text:style-name="T90"> clase padre.</text:span></text:p>
      <text:p text:style-name="P76"><text:span text:style-name="T91">Algunos wrappers de InputStream heredan de esta clase</text:span>:</text:p>
      <text:p text:style-name="P76"><text:span text:style-name="T90">BufferedInputStream, CheckedInputStream, CipherInputStream, DataInputStream, DeflaterInputStream, DigestInputStream, InflaterInputStream, LineNumberInputStream, ProgressMonitorInputStream, PushbackInputStream</text:span></text:p>
      <text:h text:style-name="Heading_20_3" text:outline-level="3" text:is-list-header="true"/>
      <text:h text:style-name="P34" text:outline-level="3" text:is-list-header="true"><text:bookmark-start text:name="__RefHeading___Toc1098_2782863212"/>A.4.<text:span text:style-name="T92">2</text:span> BufferedInputStream<text:bookmark-end text:name="__RefHeading___Toc1098_2782863212"/></text:h>
      <text:p text:style-name="Text_20_body">Información obtenida de:</text:p>
      <text:p text:style-name="Text_20_body"><text:a xlink:type="simple" xlink:href="https://docs.oracle.com/en/java/javase/21/docs/api/java.base/java/io/BufferedInputStream.html" text:style-name="Internet_20_link" text:visited-style-name="Visited_20_Internet_20_Link">https://docs.oracle.com/en/java/javase/21/docs/api/java.base/java/io/BufferedInputStream.html</text:a></text:p>
      <text:p text:style-name="Text_20_body"><text:span text:style-name="T63">Wrapper de InputStream que agrega la habilidad </text:span><text:span text:style-name="T64">de almacenar en un bufer la entrada de datos y dar soporte a las acciones </text:span><text:span text:style-name="T48">mark</text:span><text:span text:style-name="T64"> </text:span><text:span text:style-name="T48"><text:s/></text:span><text:span text:style-name="T27">y </text:span><text:span text:style-name="T48">reset </text:span><text:span text:style-name="T27">(opciones que permitirán marcar puntos desde los que releer los datos).</text:span></text:p>
      <text:h text:style-name="Heading_20_4" text:outline-level="4" text:is-list-header="true"><text:bookmark-start text:name="__RefHeading___Toc1100_2782863212"/>Atributos<text:bookmark-end text:name="__RefHeading___Toc1100_2782863212"/></text:h>
      <text:list xml:id="list3770988065" text:style-name="L10">
        <text:list-item>
          <text:p text:style-name="P57"><text:span text:style-name="T3">protected byte[] buf:</text:span> <text:span text:style-name="T84">El buffer interno donde se almacenan los datos.</text:span></text:p>
        </text:list-item>
        <text:list-item>
          <text:p text:style-name="P57"><text:span text:style-name="T3">protected int count:</text:span> <text:span text:style-name="T84">El indice +1 del ultimo byte.</text:span></text:p>
        </text:list-item>
        <text:list-item>
          <text:p text:style-name="P58"><text:span text:style-name="T3">protected int pos:</text:span> <text:span text:style-name="T84">Posicion actual del buffer.</text:span></text:p>
        </text:list-item>
        <text:list-item>
          <text:p text:style-name="P57"><text:span text:style-name="T3">protected int markpos:</text:span> <text:span text:style-name="T84">Valor de “pos” en el momento de ejecutar el método mark().</text:span></text:p>
        </text:list-item>
      </text:list>
      <text:h text:style-name="Heading_20_4" text:outline-level="4" text:is-list-header="true"><text:bookmark-start text:name="__RefHeading___Toc1102_2782863212"/>Constructores<text:bookmark-end text:name="__RefHeading___Toc1102_2782863212"/></text:h>
      <text:list text:style-name="L11">
        <text:list-item>
          <text:p text:style-name="P61"><text:span text:style-name="T3">BufferedInputStream(InputStream in):</text:span> Crea <text:span text:style-name="T84">un</text:span> BufferedInputStream <text:span text:style-name="T84">y guarda el inputStream para su uso posterior.</text:span></text:p>
        </text:list-item>
        <text:list-item>
          <text:p text:style-name="P61"><text:span text:style-name="T3">BufferedInputStream(InputStream in, int size):</text:span> <text:span text:style-name="T84">Crea un </text:span>BufferedInputStream <text:span text:style-name="T84">con un tamaño de buffer especificado y guarda el inputStream para su uso posterior.</text:span></text:p>
        </text:list-item>
      </text:list>
      <text:h text:style-name="Heading_20_4" text:outline-level="4" text:is-list-header="true"><text:bookmark-start text:name="__RefHeading___Toc1104_2782863212"/>Métodos de instancia<text:bookmark-end text:name="__RefHeading___Toc1104_2782863212"/></text:h>
      <text:list xml:id="list3080832382" text:style-name="L12">
        <text:list-item>
          <text:p text:style-name="P62"><text:span text:style-name="T3">Int available():</text:span> <text:span text:style-name="T84">Devuelve una estimación del número de bytes disponibles </text:span><text:span text:style-name="T85">para leer sin bloqueo.</text:span></text:p>
        </text:list-item>
        <text:list-item>
          <text:p text:style-name="P62"><text:span text:style-name="T3">Void close():</text:span> <text:span text:style-name="T85">Cierra el input stream y libera los recursos del sistema.</text:span></text:p>
        </text:list-item>
        <text:list-item>
          <text:p text:style-name="P62"><text:span text:style-name="T3">Void mark(int readlimit):</text:span> <text:span text:style-name="T85">Marca una posición del stream a la que se puede volver con el método reset(). Como parámetro tiene un número máximo de bytes antes de que la marca sea inválida.</text:span></text:p>
        </text:list-item>
        <text:list-item>
          <text:p text:style-name="P62"><text:span text:style-name="T3">Boolean markSupported():</text:span> <text:span text:style-name="T85">True si soporta los metodos mark() y reset()</text:span>. <text:span text:style-name="T88">En este caso True.</text:span></text:p>
        </text:list-item>
        <text:list-item>
          <text:p text:style-name="P62"><text:span text:style-name="T3">Int read():</text:span> <text:span text:style-name="T85">Lo mismo que el método read de InputStream()</text:span>. <text:span text:style-name="T85">Lee un byte del stream.</text:span></text:p>
        </text:list-item>
        <text:list-item>
          <text:p text:style-name="P62"><text:span text:style-name="T3">Int read(byte[] b, int off, int len):</text:span> <text:span text:style-name="T85">Lee bytes del stream guardándolos en un array byte[] empezando a guardar en la posicion del array especificado por “off”.</text:span></text:p>
        </text:list-item>
        <text:list-item>
          <text:p text:style-name="P62"><text:span text:style-name="T3">Void reset():</text:span> <text:span text:style-name="T86">Vuelve a la posicion maracada con el método mark().</text:span></text:p>
        </text:list-item>
        <text:list-item>
          <text:p text:style-name="P62"><text:span text:style-name="T3">Long skip(long n):</text:span> <text:span text:style-name="T86">Lo msmo que inputStream. Ignora y descarta un numero de bytes.</text:span></text:p>
        </text:list-item>
      </text:list>
      <text:p text:style-name="Text_20_body"/>
      <text:h text:style-name="P28" text:outline-level="3" text:is-list-header="true"/>
      <text:h text:style-name="P29" text:outline-level="3" text:is-list-header="true"><text:bookmark-start text:name="__RefHeading___Toc1106_2782863212"/>A.4.<text:span text:style-name="T92">3</text:span> ByteArrayInputStream<text:bookmark-end text:name="__RefHeading___Toc1106_2782863212"/></text:h>
      <text:p text:style-name="P63">Información obtenida de:</text:p>
      <text:p text:style-name="P63"><text:a xlink:type="simple" xlink:href="https://docs.oracle.com/en/java/javase/21/docs/api/java.base/java/io/ByteArrayInputStream.html" text:style-name="Internet_20_link" text:visited-style-name="Visited_20_Internet_20_Link">https://docs.oracle.com/en/java/javase/21/docs/api/java.base/java/io/ByteArrayInputStream.html</text:a></text:p>
      <text:p text:style-name="P66"><text:span text:style-name="T27">T</text:span><text:span text:style-name="T13">iene un buffer interno que contiene los bytes que pueden ser leidos. Un contador lleva el seguimiento del siguiente byte a suministrar al leer.</text:span></text:p>
      <text:p text:style-name="P66"><text:span text:style-name="T13">Cerrarlo no tiene efecto. Se pueden llamar a sus métodos tras cerrarlo sin generar una IOException.</text:span></text:p>
      <text:p text:style-name="P66"><text:span text:style-name="T13">Su uso puede ser para simular otros stream durante las pruebas o para asegurar que se suministran unos bytes no modificables ya que no tiene métodos para alterarlos.</text:span></text:p>
      <text:h text:style-name="P36" text:outline-level="4" text:is-list-header="true"><text:bookmark-start text:name="__RefHeading___Toc1100_2782863212 Copy 1"/>Atributos<text:bookmark-end text:name="__RefHeading___Toc1100_2782863212 Copy 1"/></text:h>
      <text:list xml:id="list14042071978505" text:continue-list="list3770988065" text:style-name="L10">
        <text:list-item>
          <text:p text:style-name="P59"><text:span text:style-name="T3">protected byte[] buf:</text:span> <text:span text:style-name="T87">Array de bytes que proporciona el creador del stream.</text:span></text:p>
        </text:list-item>
        <text:list-item>
          <text:p text:style-name="P59"><text:span text:style-name="T3">protected int count:</text:span> <text:span text:style-name="T84">El indice +1 del ultimo byte.</text:span></text:p>
        </text:list-item>
        <text:list-item>
          <text:p text:style-name="P59"><text:span text:style-name="T3">protected int pos:</text:span> <text:span text:style-name="T84">Posicion actual de </text:span><text:span text:style-name="T87">lectura del</text:span><text:span text:style-name="T84"> buffer.</text:span></text:p>
        </text:list-item>
        <text:list-item>
          <text:p text:style-name="P59"><text:span text:style-name="T3">protected int markpos:</text:span> <text:span text:style-name="T84">Valor de “pos” en el momento de ejecutar el método mark().</text:span></text:p>
        </text:list-item>
      </text:list>
      <text:h text:style-name="Heading_20_4" text:outline-level="4" text:is-list-header="true">Constructores</text:h>
      <text:list text:style-name="L13">
        <text:list-item>
          <text:p text:style-name="P67"><text:span text:style-name="T3">ByteArrayInputStream(byte[] buf):</text:span> <text:span text:style-name="T87">Crea un</text:span> ByteArrayInputStream <text:span text:style-name="T87">que usa “buf” como su buffer</text:span>.</text:p>
        </text:list-item>
        <text:list-item>
          <text:p text:style-name="P67"><text:span text:style-name="T3">ByteArrayInputStream(byte[] buf, int offset, int length): </text:span><text:span text:style-name="T67">Crea un ByteArrayInputStream que usa “buf” como su buffer. </text:span><text:span text:style-name="T71">“offset” especifica el indice del primer byte a ser leido y “lenght” la cantidad final a ser leida.</text:span></text:p>
        </text:list-item>
      </text:list>
      <text:h text:style-name="Heading_20_4" text:outline-level="4" text:is-list-header="true">Métodos de instancia</text:h>
      <text:list text:style-name="L14">
        <text:list-item>
          <text:p text:style-name="P68"><text:span text:style-name="T3">Int available(): </text:span><text:span text:style-name="T72">Devuelve el número de bytes restantes que pueden ser leidos/ignorados.</text:span></text:p>
        </text:list-item>
        <text:list-item>
          <text:p text:style-name="P68"><text:span text:style-name="T3">Void close(): </text:span><text:span text:style-name="T72">Cierra el stream(no tiene efecto)</text:span>.</text:p>
        </text:list-item>
        <text:list-item>
          <text:p text:style-name="P68"><text:span text:style-name="T3">Void mark(int readAheadLimit):</text:span> <text:span text:style-name="T88">Igual que en clases pasadas marca la posicion para volver usando el método reset(). Establece un limite de bytes tras los cuales deja de ser válida la marca.</text:span></text:p>
        </text:list-item>
        <text:list-item>
          <text:p text:style-name="P68"><text:span text:style-name="T3">Boolean markSupported():</text:span> <text:span text:style-name="T88">Siempre devuelve true. </text:span></text:p>
        </text:list-item>
        <text:list-item>
          <text:p text:style-name="P68"><text:span text:style-name="T3">Int read():</text:span> <text:span text:style-name="T88">Lee el siguiente byte del stream</text:span>.</text:p>
        </text:list-item>
        <text:list-item>
          <text:p text:style-name="P68"><text:span text:style-name="T3">Int read(byte[] b, int off, int len):</text:span> <text:span text:style-name="T88">Lo mismo que en clases pasadas</text:span>. <text:span text:style-name="T88">Lectura a un buffer con limitación y desfase devolviendo la cantidad real de bytes leidos.</text:span></text:p>
        </text:list-item>
        <text:list-item>
          <text:p text:style-name="P68"><text:span text:style-name="T3">Byte[] readAllBytes():</text:span> <text:span text:style-name="T88">Lee los bytes restantes del stream</text:span>.</text:p>
        </text:list-item>
        <text:list-item>
          <text:p text:style-name="P68"><text:span text:style-name="T3">Int readNBytes(byte[] b, int off, int len):</text:span> <text:span text:style-name="T88">Lee la cantidad de bytes solicitados poniendoloes en el buffer que se suministra</text:span>.</text:p>
        </text:list-item>
        <text:list-item>
          <text:p text:style-name="P68"><text:soft-page-break/><text:span text:style-name="T3">Void reset(): </text:span><text:span text:style-name="T72">Reset de la posicion al punto marcado con mark().</text:span></text:p>
        </text:list-item>
        <text:list-item>
          <text:p text:style-name="P68"><text:span text:style-name="T3">Long skip(long n):</text:span> <text:span text:style-name="T88">Ignora/descarta n bytes</text:span>.</text:p>
        </text:list-item>
      </text:list>
      <text:h text:style-name="P28" text:outline-level="3" text:is-list-header="true"><text:bookmark-start text:name="__RefHeading___Toc1106_2782863212 Copy 1"/>A.4.<text:span text:style-name="T92">4</text:span> DataInputStream<text:bookmark-end text:name="__RefHeading___Toc1106_2782863212 Copy 1"/></text:h>
      <text:p text:style-name="P63">Información obtenida de:</text:p>
      <text:p text:style-name="P63"><text:a xlink:type="simple" xlink:href="https://docs.oracle.com/en/java/javase/21/docs/api/java.base/java/io/DataInputStream.html" text:style-name="Internet_20_link" text:visited-style-name="Visited_20_Internet_20_Link">https://docs.oracle.com/en/java/javase/21/docs/api/java.base/java/io/DataInputStream.html</text:a></text:p>
      <text:p text:style-name="P69"><text:span text:style-name="T27">E</text:span><text:span text:style-name="T13">ste wrapper de input </text:span><text:span text:style-name="T30">s</text:span><text:span text:style-name="T13">tream agrega métodos para la lectura de tipos de dato primitivos y </text:span><text:span text:style-name="T30">strings en formato UTF-8 según la interfaz DataInput:</text:span></text:p>
      <text:p text:style-name="P70"><text:span text:style-name="T30">(</text:span><text:a xlink:type="simple" xlink:href="https://docs.oracle.com/en/java/javase/21/docs/api/java.base/java/io/DataInput.html" text:style-name="Internet_20_link" text:visited-style-name="Visited_20_Internet_20_Link"><text:span text:style-name="T30">https://docs.oracle.com/en/java/javase/21/docs/api/java.base/java/io/DataInput.html</text:span></text:a><text:span text:style-name="T30">).</text:span></text:p>
      <text:p text:style-name="P69"><text:span text:style-name="T30">No es capaz de manejar la concurrencia por lo que debe establecerse los mecanismos de exclusión necesarios si se quiere usar con varias hebras.</text:span><text:span text:style-name="T13"> </text:span></text:p>
      <text:h text:style-name="Heading_20_4" text:outline-level="4" text:is-list-header="true">Constructor</text:h>
      <text:list text:style-name="L15">
        <text:list-item>
          <text:p text:style-name="P71"><text:span text:style-name="T3">DataInputStream(InputStream in): </text:span><text:span text:style-name="T73">Crea un </text:span>DataInputStream <text:span text:style-name="T89">que envuelve el InputStream suministrado</text:span>.</text:p>
        </text:list-item>
      </text:list>
      <text:h text:style-name="Heading_20_4" text:outline-level="4" text:is-list-header="true">Métodos estáticos</text:h>
      <text:list text:style-name="L16">
        <text:list-item>
          <text:p text:style-name="P72">public static final String readUTF(DataInput in): <text:span text:style-name="T74">Devuelve un string en formato UTF-8 del DataInput suministrado.</text:span></text:p>
        </text:list-item>
      </text:list>
      <text:h text:style-name="Heading_20_4" text:outline-level="4" text:is-list-header="true">Métodos de instancia</text:h>
      <text:list xml:id="list2267117355" text:style-name="L17">
        <text:list-item>
          <text:p text:style-name="P73"><text:span text:style-name="T3">final int read(byte[] b):</text:span> Reads some number of bytes from the contained input stream and stores them into the buffer array b.</text:p>
        </text:list-item>
        <text:list-item>
          <text:p text:style-name="P73">f<text:span text:style-name="T3">inal int read(byte[] b, int off, int len):</text:span> Reads up to len bytes of data from the contained input stream into an array of bytes.</text:p>
        </text:list-item>
        <text:list-item>
          <text:p text:style-name="P73"><text:span text:style-name="T3">final boolean readBoolean():</text:span> See the general contract of the readBoolean method of DataInput.</text:p>
        </text:list-item>
        <text:list-item>
          <text:p text:style-name="P73"><text:span text:style-name="T3">final byte readByte(): </text:span>See the general contract of the readByte method of DataInput.</text:p>
        </text:list-item>
        <text:list-item>
          <text:p text:style-name="P73"><text:span text:style-name="T3">final char readChar(): </text:span>See the general contract of the readChar method of DataInput.</text:p>
        </text:list-item>
        <text:list-item>
          <text:p text:style-name="P74"><text:span text:style-name="T3">final double readDouble():</text:span> See the general contract of the readDouble method of DataInput.</text:p>
        </text:list-item>
        <text:list-item>
          <text:p text:style-name="P73"><text:span text:style-name="T3">final float readFloat(): </text:span>See the general contract of the readFloat method of DataInput.</text:p>
        </text:list-item>
        <text:list-item>
          <text:p text:style-name="P74"><text:span text:style-name="T3">final void readFully(byte[] b):</text:span> See the general contract of the readFully method of DataInput. </text:p>
        </text:list-item>
        <text:list-item>
          <text:p text:style-name="P74"><text:span text:style-name="T3">final void readFully(byte[] b, int off, int len): </text:span>See the general contract of the readFully method of DataInput.</text:p>
        </text:list-item>
        <text:list-item>
          <text:p text:style-name="P73"><text:span text:style-name="T3">final int readInt(): </text:span>See the general contract of the readInt method of DataInput.</text:p>
        </text:list-item>
        <text:list-item>
          <text:p text:style-name="P73"><text:soft-page-break/><text:span text:style-name="T3">final String readLine():</text:span> Deprecated. <text:s/>This method does not properly convert bytes to characters.</text:p>
        </text:list-item>
        <text:list-item>
          <text:p text:style-name="P73"><text:span text:style-name="T3">final long readLong(): </text:span>See the general contract of the readLong method of DataInput.</text:p>
        </text:list-item>
        <text:list-item>
          <text:p text:style-name="P73"><text:span text:style-name="T3">final short readShort():</text:span> See the general contract of the readShort method of DataInput.</text:p>
        </text:list-item>
        <text:list-item>
          <text:p text:style-name="P73"><text:span text:style-name="T3">final int readUnsignedByte():</text:span> See the general contract of the readUnsignedByte method of DataInput.</text:p>
        </text:list-item>
        <text:list-item>
          <text:p text:style-name="P73"><text:span text:style-name="T3">final int readUnsignedShort():</text:span> See the general contract of the readUnsignedShort method of DataInput.</text:p>
        </text:list-item>
        <text:list-item>
          <text:p text:style-name="P73"><text:span text:style-name="T3">final String readUTF():</text:span> See the general contract of the readUTF method of DataInput.</text:p>
        </text:list-item>
        <text:list-item>
          <text:p text:style-name="P73"><text:span text:style-name="T3">final int skipBytes(int n):</text:span> See the general contract of the skipBytes method of DataInput.</text:p>
        </text:list-item>
      </text:list>
      <text:h text:style-name="P32" text:outline-level="3" text:is-list-header="true"/>
      <text:h text:style-name="P35" text:outline-level="3" text:is-list-header="true"><text:bookmark-start text:name="__RefHeading___Toc1106_2782863212 Copy 1 Copy 1 Copy 1"/>A.4.<text:span text:style-name="T83">5</text:span> PushbackInputStream<text:bookmark-end text:name="__RefHeading___Toc1106_2782863212 Copy 1 Copy 1 Copy 1"/></text:h>
      <text:p text:style-name="P80">Información obtenida de:</text:p>
      <text:p text:style-name="P80"><text:a xlink:type="simple" xlink:href="https://docs.oracle.com/en/java/javase/21/docs/api/java.base/java/io/PushbackInputStream.html" text:style-name="Internet_20_link" text:visited-style-name="Visited_20_Internet_20_Link">https://docs.oracle.com/en/java/javase/21/docs/api/java.base/java/io/PushbackInputStream.html</text:a></text:p>
      <text:p text:style-name="P81">Permite moverse por un input stream leyendolo y volviendo hacia atrás cuando se quiera para volver a leer. En su constructor se establece la cantidad de bytes <text:span text:style-name="T95">máximos </text:span>que se puede retroceder en la lectura.</text:p>
      <text:h text:style-name="Heading_20_4" text:outline-level="4" text:is-list-header="true"><text:span text:style-name="T95">A</text:span>tributos</text:h>
      <text:list xml:id="list14043313510430" text:continue-list="list14042071978505" text:style-name="L10">
        <text:list-item>
          <text:p text:style-name="P60"><text:span text:style-name="T3">protected byte[] buf:</text:span> <text:span text:style-name="T95">Buffer para poder retroceder en la lectura</text:span><text:span text:style-name="T87">.</text:span></text:p>
        </text:list-item>
        <text:list-item>
          <text:p text:style-name="P60"><text:span text:style-name="T3">protected int pos:</text:span> <text:span text:style-name="T84">Posicion actual </text:span><text:span text:style-name="T95">que se va a leer del buffer</text:span><text:span text:style-name="T84">.</text:span></text:p>
        </text:list-item>
      </text:list>
      <text:h text:style-name="Heading_20_4" text:outline-level="4" text:is-list-header="true">Constructores</text:h>
      <text:list text:style-name="L19">
        <text:list-item>
          <text:p text:style-name="P83">PushbackInputStream(InputStream in): Creates a PushbackInputStream with a 1-byte pushback buffer, and saves its argument, the input stream in, for later use.</text:p>
        </text:list-item>
        <text:list-item>
          <text:p text:style-name="P83">PushbackInputStream(InputStream in, int size): Creates a PushbackInputStream with a pushback buffer of the specified size, and saves its argument, the input stream in, for later use.</text:p>
        </text:list-item>
      </text:list>
      <text:h text:style-name="Heading_20_4" text:outline-level="4" text:is-list-header="true">Métodos de instancia</text:h>
      <text:list xml:id="list3192144436" text:style-name="L20">
        <text:list-item>
          <text:p text:style-name="P84">Int available(): Returns an estimate of the number of bytes that can be read (or skipped over) from this input stream without blocking by the next invocation of a method for this input stream.</text:p>
        </text:list-item>
        <text:list-item>
          <text:p text:style-name="P84">Void close(): Closes this input stream and releases any system resources associated with the stream.</text:p>
        </text:list-item>
        <text:list-item>
          <text:p text:style-name="P84">Void mark(int readlimit): Marks the current position in this input stream.</text:p>
        </text:list-item>
        <text:list-item>
          <text:p text:style-name="P84"><text:soft-page-break/>Boolean markSupported(): Tests if this input stream supports the mark and reset methods, which it does not.</text:p>
        </text:list-item>
        <text:list-item>
          <text:p text:style-name="P84">Int read(): Reads the next byte of data from this input stream.</text:p>
        </text:list-item>
        <text:list-item>
          <text:p text:style-name="P84">Int read(byte[] b, int off, int len): Reads up to len bytes of data from this input stream into an array of bytes.</text:p>
        </text:list-item>
        <text:list-item>
          <text:p text:style-name="P84">Void reset(): Repositions this stream to the position at the time the mark method was last called on this input stream.</text:p>
        </text:list-item>
        <text:list-item>
          <text:p text:style-name="P84">Long skip(long n): Skips over and discards n bytes of data from this input stream.</text:p>
        </text:list-item>
        <text:list-item>
          <text:p text:style-name="P85">Void unread(byte[] b): Pushes back an array of bytes by copying it to the front of the pushback buffer.</text:p>
        </text:list-item>
        <text:list-item>
          <text:p text:style-name="P84">Void unread(byte[] b, int off, int len): Pushes back a portion of an array of bytes by copying it to the front of the pushback buffer.</text:p>
        </text:list-item>
        <text:list-item>
          <text:p text:style-name="P84">Void unread(int b): Pushes back a byte by copying it to the front of the pushback buffer.</text:p>
        </text:list-item>
      </text:list>
      <text:h text:style-name="P35" text:outline-level="3" text:is-list-header="true"><text:bookmark-start text:name="__RefHeading___Toc1106_2782863212 Copy 1 Copy 1 Copy 1 Copy 2"/>A.4.<text:span text:style-name="T94">6</text:span> <text:span text:style-name="T94">File</text:span>InputStream<text:bookmark-end text:name="__RefHeading___Toc1106_2782863212 Copy 1 Copy 1 Copy 1 Copy 2"/></text:h>
      <text:p text:style-name="P80">Información obtenida de:</text:p>
      <text:p text:style-name="P80"><text:a xlink:type="simple" xlink:href="https://docs.oracle.com/en/java/javase/21/docs/api/java.base/java/io/FileInputStream.html" text:style-name="Internet_20_link" text:visited-style-name="Visited_20_Internet_20_Link">https://docs.oracle.com/en/java/javase/21/docs/api/java.base/java/io/FileInputStream.html</text:a></text:p>
      <text:p text:style-name="P82">Lee los bytes de un archivo del sistema. Lee los bytes directamente. No es la clase adecuada para leer texto de archivo.</text:p>
      <text:h text:style-name="Heading_20_4" text:outline-level="4" text:is-list-header="true">Constructores</text:h>
      <text:list text:style-name="L21">
        <text:list-item>
          <text:p text:style-name="P86">FileInputStream(File file): Creates a FileInputStream by opening a connection to an actual file, the file named by the File object file in the file system.</text:p>
        </text:list-item>
        <text:list-item>
          <text:p text:style-name="P86">FileInputStream(FileDescriptor fdObj): Creates a FileInputStream by using the file descriptor fdObj, which represents an existing connection to an actual file in the file system.</text:p>
        </text:list-item>
        <text:list-item>
          <text:p text:style-name="P86">FileInputStream(String name): Creates a FileInputStream by opening a connection to an actual file, the file named by the path name name in the file system.</text:p>
        </text:list-item>
      </text:list>
      <text:h text:style-name="Heading_20_4" text:outline-level="4" text:is-list-header="true">Métodos de instancia</text:h>
      <text:list text:style-name="L22">
        <text:list-item>
          <text:p text:style-name="P87"><text:span text:style-name="T95">Int available(): Returns an estimate of the number of remaining bytes that can be read (or skipped over) from this input stream without blocking by the next invocation of a method for this input stream.</text:span></text:p>
        </text:list-item>
        <text:list-item>
          <text:p text:style-name="P87"><text:span text:style-name="T95">Void close(): Closes this file input stream and releases any system resources associated with the stream.</text:span></text:p>
        </text:list-item>
        <text:list-item>
          <text:p text:style-name="P87"><text:span text:style-name="T95">FileChannel getChannel(): Returns the unique FileChannel object associated with this file input stream. </text:span></text:p>
        </text:list-item>
        <text:list-item>
          <text:p text:style-name="P87"><text:soft-page-break/><text:span text:style-name="T95">final FileDescriptor getFD(): Returns the FileDescriptor object that represents the connection to the actual file in the file system being used by this FileInputStream. </text:span></text:p>
        </text:list-item>
        <text:list-item>
          <text:p text:style-name="P87"><text:span text:style-name="T95">Int read(): Reads a byte of data from this input stream.</text:span></text:p>
        </text:list-item>
        <text:list-item>
          <text:p text:style-name="P87"><text:span text:style-name="T95">Int read(byte[] b): Reads up to b.length bytes of data from this input stream into an array of bytes.</text:span></text:p>
        </text:list-item>
        <text:list-item>
          <text:p text:style-name="P87"><text:span text:style-name="T95">Int read(byte[] b, int off, int len): Reads up to len bytes of data from this input stream into an array of bytes.</text:span></text:p>
        </text:list-item>
        <text:list-item>
          <text:p text:style-name="P87"><text:span text:style-name="T95">Long skip(long n): Skips over and discards n bytes of data from the input stream.</text:span><text:span text:style-name="T15"/></text:p>
        </text:list-item>
      </text:list>
      <text:h text:style-name="P24" text:outline-level="2" text:is-list-header="true"><text:span text:style-name="T15"/></text:h>
      <text:h text:style-name="P25" text:outline-level="2" text:is-list-header="true"><text:bookmark-start text:name="__RefHeading___Toc611_4230470922 Copy 1 Copy 1 Copy 1"/><text:span text:style-name="T15">A.</text:span><text:span text:style-name="T29">5</text:span><text:span text:style-name="T15"> </text:span><text:span text:style-name="T26">OutputStream</text:span><text:bookmark-end text:name="__RefHeading___Toc611_4230470922 Copy 1 Copy 1 Copy 1"/></text:h>
      <text:p text:style-name="P64">Información obtenida de:</text:p>
      <text:p text:style-name="P64"><text:a xlink:type="simple" xlink:href="https://docs.oracle.com/en/java/javase/21/docs/api/java.base/java/io/OutputStream.html" text:style-name="Internet_20_link" text:visited-style-name="Visited_20_Internet_20_Link"><text:span text:style-name="T27">https://docs.oracle.com/en/java/javase/21/docs/api/java.base/java/io/OutputStream.html</text:span></text:a></text:p>
      <text:p text:style-name="P64"><text:span text:style-name="T27"/></text:p>
      <text:h text:style-name="P35" text:outline-level="3" text:is-list-header="true"><text:bookmark-start text:name="__RefHeading___Toc1106_2782863212 Copy 1 Copy 1 Copy 2 Copy 1 Copy 1 Copy 1"/>A.<text:span text:style-name="T83">5</text:span>.<text:span text:style-name="T94">1</text:span> FilterOutputStream<text:bookmark-end text:name="__RefHeading___Toc1106_2782863212 Copy 1 Copy 1 Copy 2 Copy 1 Copy 1 Copy 1"/></text:h>
      <text:p text:style-name="P80">Información obtenida de:</text:p>
      <text:p text:style-name="P80"><text:a xlink:type="simple" xlink:href="https://docs.oracle.com/en/java/javase/21/docs/api/java.base/java/io/FilterOutputStream.html" text:style-name="Internet_20_link" text:visited-style-name="Visited_20_Internet_20_Link"><text:span text:style-name="T27">https://docs.oracle.com/en/java/javase/21/docs/api/java.base/java/io/FilterOutputStream.html</text:span></text:a></text:p>
      <text:p text:style-name="P64"><text:span text:style-name="T27"/></text:p>
      <text:h text:style-name="P28" text:outline-level="3" text:is-list-header="true"><text:bookmark-start text:name="__RefHeading___Toc1106_2782863212 Copy 1 Copy 1 Copy 2"/>A.<text:span text:style-name="T83">5</text:span>.<text:span text:style-name="T94">2 </text:span>BufferedOutputStream<text:bookmark-end text:name="__RefHeading___Toc1106_2782863212 Copy 1 Copy 1 Copy 2"/></text:h>
      <text:p text:style-name="P63">Información obtenida de:</text:p>
      <text:p text:style-name="P63"><text:a xlink:type="simple" xlink:href="https://docs.oracle.com/en/java/javase/21/docs/api/java.base/java/io/BufferedOutputStream.html" text:style-name="Internet_20_link" text:visited-style-name="Visited_20_Internet_20_Link">https://docs.oracle.com/en/java/javase/21/docs/api/java.base/java/io/BufferedOutputStream.html</text:a></text:p>
      <text:h text:style-name="P30" text:outline-level="3" text:is-list-header="true"><text:bookmark-start text:name="__RefHeading___Toc1106_2782863212 Copy 1 Copy 1 Copy 2 Copy 1"/>A.<text:span text:style-name="T83">5</text:span>.<text:span text:style-name="T94">3 </text:span>ByteArrayOutputStream<text:bookmark-end text:name="__RefHeading___Toc1106_2782863212 Copy 1 Copy 1 Copy 2 Copy 1"/></text:h>
      <text:p text:style-name="P65">Información obtenida de:</text:p>
      <text:p text:style-name="P65"><text:a xlink:type="simple" xlink:href="https://docs.oracle.com/en/java/javase/21/docs/api/java.base/java/io/ByteArrayOutputStream.html" text:style-name="Internet_20_link" text:visited-style-name="Visited_20_Internet_20_Link">https://docs.oracle.com/en/java/javase/21/docs/api/java.base/java/io/ByteArrayOutputStream.html</text:a></text:p>
      <text:h text:style-name="P35" text:outline-level="3" text:is-list-header="true"><text:bookmark-start text:name="__RefHeading___Toc1106_2782863212 Copy 1 Copy 1 Copy 2 Copy 1 Copy 1"/>A.<text:span text:style-name="T83">5</text:span>.<text:span text:style-name="T94">4</text:span> DataOutputStream<text:bookmark-end text:name="__RefHeading___Toc1106_2782863212 Copy 1 Copy 1 Copy 2 Copy 1 Copy 1"/></text:h>
      <text:p text:style-name="P80">Información obtenida de:</text:p>
      <text:p text:style-name="P80"><text:a xlink:type="simple" xlink:href="https://docs.oracle.com/en/java/javase/21/docs/api/java.base/java/io/DataOutputStream.html" text:style-name="Internet_20_link" text:visited-style-name="Visited_20_Internet_20_Link">https://docs.oracle.com/en/java/javase/21/docs/api/java.base/java/io/DataOutputStream.html</text:a></text:p>
      <text:h text:style-name="P35" text:outline-level="3" text:is-list-header="true"><text:bookmark-start text:name="__RefHeading___Toc1106_2782863212 Copy 1 Copy 1 Copy 2 Copy 1 Copy 1 Copy 2"/>A.<text:span text:style-name="T83">5</text:span>.<text:span text:style-name="T94">5</text:span> FileOutputStream<text:bookmark-end text:name="__RefHeading___Toc1106_2782863212 Copy 1 Copy 1 Copy 2 Copy 1 Copy 1 Copy 2"/></text:h>
      <text:p text:style-name="P80">Información obtenida de:</text:p>
      <text:p text:style-name="P80"><text:a xlink:type="simple" xlink:href="https://docs.oracle.com/en/java/javase/21/docs/api/java.base/java/io/FileOutputStream.html" text:style-name="Internet_20_link" text:visited-style-name="Visited_20_Internet_20_Link">https://docs.oracle.com/en/java/javase/21/docs/api/java.base/java/io/FileOutputStream.html</text:a></text:p>
      <text:h text:style-name="P35" text:outline-level="3" text:is-list-header="true"/>
      <text:h text:style-name="P31" text:outline-level="3" text:is-list-header="true"><text:span text:style-name="T27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" svg:font-family="'DejaVu Sans', Arial, Helvetica, sans-serif"/>
    <style:font-face style:name="DejaVu Sans Mono" svg:font-family="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ar block-font-family" svg:font-family="'var block-font-family'"/>
    <style:font-face style:name="var code-font-family" svg:font-family="'var code-font-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tacado_20_no_20_sumario" style:display-name="Destacado no sumario" style:family="paragraph" style:parent-style-name="Standard">
      <style:text-properties style:font-name="Liberation Sans" fo:font-family="'Liberation Sans'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008080"/>
      <style:paragraph-properties fo:margin-top="0cm" fo:margin-bottom="0cm" style:contextual-spacing="false" style:page-number="auto" fo:background-color="#008080" fo:padding="0.499cm" fo:border="none"/>
      <style:text-properties fo:color="#ffffff" loext:opacity="100%"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s" fo:country="ES"/>
    </style:style>
    <style:style style:name="MT1" style:family="text">
      <style:text-properties officeooo:rsid="0030dd01"/>
    </style:style>
    <style:style style:name="MT2" style:family="text">
      <style:text-properties officeooo:rsid="00bc080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</text:span><text:span text:style-name="MT2">ágina </text:span><text:page-number text:select-page="current">16</text:page-number><text:s/><text:span text:style-name="MT2">de</text:span><text:span text:style-name="MT1"> </text:span><text:span text:style-name="MT1"><text:page-count>1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18:53:04.913000000</meta:creation-date>
    <dc:date>2024-02-04T01:40:41.085000000</dc:date>
    <meta:editing-duration>PT10H59M30S</meta:editing-duration>
    <meta:editing-cycles>89</meta:editing-cycles>
    <meta:generator>LibreOffice/7.4.7.2$Windows_X86_64 LibreOffice_project/723314e595e8007d3cf785c16538505a1c878ca5</meta:generator>
    <meta:print-date>2023-09-27T19:14:24.063000000</meta:print-date>
    <meta:printed-by>Archivos PDF</meta:printed-by>
    <meta:document-statistic meta:table-count="0" meta:image-count="0" meta:object-count="0" meta:page-count="16" meta:paragraph-count="298" meta:word-count="3503" meta:character-count="24395" meta:non-whitespace-character-count="21315"/>
  </office:meta>
</office:document-meta>
</file>